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166fb7"/>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officeooo:paragraph-rsid="00166fb7"/>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3ccd"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96851"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fe95"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3b7e1"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2835"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57064"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e914"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57064" officeooo:paragraph-rsid="00257064" fo:background-color="transparent" style:font-style-asian="normal" style:font-weight-asian="normal" style:font-style-complex="normal" style:font-weight-complex="normal"/>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66fb7"/>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0b9475"/>
    </style:style>
    <style:style style:name="T20" style:family="text">
      <style:text-properties fo:language="en" fo:country="US" officeooo:rsid="0012266b"/>
    </style:style>
    <style:style style:name="T21" style:family="text">
      <style:text-properties fo:language="en" fo:country="US" officeooo:rsid="00150048"/>
    </style:style>
    <style:style style:name="T22" style:family="text">
      <style:text-properties fo:language="en" fo:country="US" officeooo:rsid="00196851"/>
    </style:style>
    <style:style style:name="T23" style:family="text">
      <style:text-properties fo:language="en" fo:country="US" officeooo:rsid="0019afa7"/>
    </style:style>
    <style:style style:name="T24" style:family="text">
      <style:text-properties fo:language="en" fo:country="US" officeooo:rsid="001c491e"/>
    </style:style>
    <style:style style:name="T25" style:family="text">
      <style:text-properties fo:color="#ff3333"/>
    </style:style>
    <style:style style:name="T26" style:family="text">
      <style:text-properties fo:color="#ff3333" fo:language="ru" fo:country="RU"/>
    </style:style>
    <style:style style:name="T27" style:family="text">
      <style:text-properties fo:color="#ff3333" fo:language="ru" fo:country="RU" fo:font-weight="normal" style:font-weight-asian="normal" style:font-weight-complex="normal"/>
    </style:style>
    <style:style style:name="T28" style:family="text">
      <style:text-properties fo:color="#ff3333" fo:font-weight="normal" style:font-weight-asian="normal"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color="#800000"/>
    </style:style>
    <style:style style:name="T32" style:family="text">
      <style:text-properties fo:color="#800000" fo:language="ru" fo:country="RU"/>
    </style:style>
    <style:style style:name="T33" style:family="text">
      <style:text-properties fo:font-weight="bold" style:font-weight-asian="bold" style:font-weight-complex="bold"/>
    </style:style>
    <style:style style:name="T34" style:family="text">
      <style:text-properties fo:font-weight="bold" fo:background-color="transparent" loext:char-shading-value="0" style:font-weight-asian="bold" style:font-weight-complex="bold"/>
    </style:style>
    <style:style style:name="T35" style:family="text">
      <style:text-properties style:use-window-font-color="true"/>
    </style:style>
    <style:style style:name="T36" style:family="text">
      <style:text-properties style:use-window-font-color="true" fo:language="ru" fo:country="RU"/>
    </style:style>
    <style:style style:name="T37" style:family="text">
      <style:text-properties style:use-window-font-color="true" fo:language="ru" fo:country="RU" fo:font-style="normal" style:font-style-asian="normal" style:font-style-complex="normal"/>
    </style:style>
    <style:style style:name="T38" style:family="text">
      <style:text-properties style:use-window-font-color="true" fo:language="ru" fo:country="RU" fo:font-style="normal" officeooo:rsid="00145310"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font-weight="normal" style:font-style-asian="normal" style:font-weight-asian="normal" style:font-style-complex="normal" style:font-weight-complex="normal"/>
    </style:style>
    <style:style style:name="T4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0" style:family="text">
      <style:text-properties style:use-window-font-color="true" fo:language="en" fo:country="US" fo:font-weight="normal" style:font-weight-asian="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fo:font-style="normal" fo:font-weight="normal"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style:use-window-font-color="true" fo:language="uk" fo:country="UA" fo:font-style="normal" fo:font-weight="normal" style:font-style-asian="normal" style:font-weight-asian="normal" style:font-style-complex="normal" style:font-weight-complex="normal"/>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font-weight="normal" style:font-weight-asian="normal" style:font-weight-complex="normal"/>
    </style:style>
    <style:style style:name="T67" style:family="text">
      <style:text-properties fo:font-weight="normal" fo:background-color="transparent" loext:char-shading-value="0" style:font-weight-asian="normal" style:font-weight-complex="normal"/>
    </style:style>
    <style:style style:name="T68" style:family="text">
      <style:text-properties fo:font-weight="normal" officeooo:rsid="0019afa7" fo:background-color="transparent" loext:char-shading-value="0" style:font-weight-asian="normal" style:font-weight-complex="normal"/>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style:style style:name="T87" style:family="text">
      <style:text-properties officeooo:rsid="0009d273"/>
    </style:style>
    <style:style style:name="T88" style:family="text">
      <style:text-properties officeooo:rsid="000b9475"/>
    </style:style>
    <style:style style:name="T89" style:family="text">
      <style:text-properties officeooo:rsid="000be754"/>
    </style:style>
    <style:style style:name="T90" style:family="text">
      <style:text-properties officeooo:rsid="000cbbb9"/>
    </style:style>
    <style:style style:name="T91" style:family="text">
      <style:text-properties officeooo:rsid="000e8615"/>
    </style:style>
    <style:style style:name="T92" style:family="text">
      <style:text-properties officeooo:rsid="00103ccd"/>
    </style:style>
    <style:style style:name="T93" style:family="text">
      <style:text-properties officeooo:rsid="0012266b"/>
    </style:style>
    <style:style style:name="T94" style:family="text">
      <style:text-properties officeooo:rsid="0013830f"/>
    </style:style>
    <style:style style:name="T95" style:family="text">
      <style:text-properties officeooo:rsid="00150048"/>
    </style:style>
    <style:style style:name="T96" style:family="text">
      <style:text-properties officeooo:rsid="00167eb4"/>
    </style:style>
    <style:style style:name="T97" style:family="text">
      <style:text-properties officeooo:rsid="0017e060"/>
    </style:style>
    <style:style style:name="T98" style:family="text">
      <style:text-properties officeooo:rsid="0018203f"/>
    </style:style>
    <style:style style:name="T99" style:family="text">
      <style:text-properties officeooo:rsid="00196851"/>
    </style:style>
    <style:style style:name="T100" style:family="text">
      <style:text-properties officeooo:rsid="0019afa7"/>
    </style:style>
    <style:style style:name="T101" style:family="text">
      <style:text-properties officeooo:rsid="001c491e"/>
    </style:style>
    <style:style style:name="T102" style:family="text">
      <style:text-properties officeooo:rsid="001cfe95"/>
    </style:style>
    <style:style style:name="T103" style:family="text">
      <style:text-properties officeooo:rsid="001ec9d6"/>
    </style:style>
    <style:style style:name="T104" style:family="text">
      <style:text-properties officeooo:rsid="00207d7f"/>
    </style:style>
    <style:style style:name="T105" style:family="text">
      <style:text-properties officeooo:rsid="0020d4dc"/>
    </style:style>
    <style:style style:name="T106" style:family="text">
      <style:text-properties officeooo:rsid="0022d2bb"/>
    </style:style>
    <style:style style:name="T107" style:family="text">
      <style:text-properties officeooo:rsid="0022eaed"/>
    </style:style>
    <style:style style:name="T108" style:family="text">
      <style:text-properties officeooo:rsid="0022ee5d"/>
    </style:style>
    <style:style style:name="T109" style:family="text">
      <style:text-properties officeooo:rsid="0023a8b6"/>
    </style:style>
    <style:style style:name="T110" style:family="text">
      <style:text-properties officeooo:rsid="0023b7e1"/>
    </style:style>
    <style:style style:name="T111" style:family="text">
      <style:text-properties officeooo:rsid="0024285c"/>
    </style:style>
    <style:style style:name="T112" style:family="text">
      <style:text-properties officeooo:rsid="00252835"/>
    </style:style>
    <style:style style:name="T113" style:family="text">
      <style:text-properties officeooo:rsid="00257064"/>
    </style:style>
    <style:style style:name="T114" style:family="text">
      <style:text-properties officeooo:rsid="0028e914"/>
    </style:style>
    <style:style style:name="T115" style:family="text">
      <style:text-properties officeooo:rsid="002aad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5"/>
      <text:h text:style-name="P152" text:outline-level="2">1. Терра</text:h>
      <text:p text:style-name="P25"/>
      <text:p text:style-name="P3">***</text:p>
      <text:p text:style-name="P3"/>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35">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2">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soft-page-break/></text:p>
      <text:p text:style-name="P3">***</text:p>
      <text:p text:style-name="P3"/>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0"><text:span text:style-name="T12">– Нэш, к</text:span>ак называется наш проект?</text:p>
      <text:p text:style-name="P78"><text:span text:style-name="T8">– </text:span><text:span text:style-name="T66">Дайсон.</text:span></text:p>
      <text:p text:style-name="P78"><text:span text:style-name="T8">– </text:span><text:span text:style-name="T66">Сколько тебе лет?</text:span></text:p>
      <text:p text:style-name="P78"><text:span text:style-name="T8">– </text:span><text:span text:style-name="T66">Два года с начала запуска кластера.</text:span></text:p>
      <text:p text:style-name="P78"><text:span text:style-name="T8">– </text:span><text:span text:style-name="T66">Какой сейчас год?</text:span></text:p>
      <text:p text:style-name="P78"><text:span text:style-name="T8">– </text:span><text:span text:style-name="T28">20</text:span><text:span text:style-name="T27">18</text:span><text:span text:style-name="T66">-й.</text:span></text:p>
      <text:p text:style-name="P24"/>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5">– Принял к исполнению.</text:p>
      <text:p text:style-name="P55"/>
      <text:p text:style-name="P89">«Выживание корпорации в условиях жёсткой конкуренции с ограниченными ресурсами. Случай 16».</text:p>
      <text:p text:style-name="P89"><text:soft-page-break/>…</text:p>
      <text:p text:style-name="P89">…</text:p>
      <text:p text:style-name="P89">…</text:p>
      <text:p text:style-name="P89">Решение.</text:p>
      <text:p text:style-name="P89">…</text:p>
      <text:p text:style-name="P12"/>
      <text:p text:style-name="P12">Я вчитался в результат и прист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3">incompartible interface Analytics v.0.93 beta</text:span>”</text:p>
      <text:p text:style-name="P33">Ага, уже теплее.</text:p>
      <text:p text:style-name="P33"/>
      <text:p text:style-name="P78"><text:span text:style-name="T8">– Нэш</text:span><text:span text:style-name="T66">,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2">–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2">.</text:span></text:p>
      <text:p text:style-name="P109">Бип-бип-бип.</text:p>
      <text:p text:style-name="P109"><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33">***</text:p>
      <text:p text:style-name="P133"/>
      <text:p text:style-name="P4">На улице моросил дождь со снегом. Я шарил по карманам в поисках ключей от машины, когда по плечу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Так чего, дашь на успокоение нервов? Не жлобись, мужик, будь другом? – повторный оклик нищего вернул меня к реальности.</text:p>
      <text:p text:style-name="P4">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text:span text:style-name="T31">34-хэтажного</text:span> корпуса <text:span text:style-name="T31">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5">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9"><text:span text:style-name="T1">Блядь</text:span>, что за мысли пошли!</text:p>
      <text:p text:style-name="P1">Я вспомнил<text:span text:style-name="T35"> </text:span><text:span text:style-name="T36">Юджина</text:span><text:span text:style-name="T1">,</text:span> <text:span text:style-name="T26">месяц</text:span> назад прыгнувшего с крыши <text:span text:style-name="T1">своей</text:span> <text:span text:style-name="T1">высотки</text:span>.</text:p>
      <text:p text:style-name="P79">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1">Тридцать четвёртый</text:span> этаж!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1"/>
      <text:p text:style-name="P1"><text:span text:style-name="T41">Сознание рестартовало после того, как я гребанулся </text:span><text:span text:style-name="T56">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ка с резко очерчеными скулами в </text:span><text:soft-page-break/><text:span text:style-name="T56">ореоле живого переливающегося сияния, огромные глаза на треть морды, ажурные настороженные ушк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да и не должно быть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6">Короче, тот ещё бомжатник.</text:p>
      <text:p text:style-name="P16"><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4">–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5">верх</text:span>…</text:p>
      <text:p text:style-name="P4"><text:soft-page-break/>– Сестра, ты идёшь? – заглянула в зал Луна.</text:p>
      <text:p text:style-name="P4">Тут м<text:span text:style-name="T12">еня, </text:span>наконец,<text:span text:style-name="T12">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4"><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1">три</text:span> 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4">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text:soft-page-break/>–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5">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4">Планка твоего уважения к аликорнице резко пошла вверх, Анон!</text:p>
      <text:p text:style-name="P4">–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text:span text:style-name="T3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Тёмная аликорница поправило сползшее крыло Селестии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о, однако! Остров посреди гнилого болота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4">– Точно недавно?</text:p>
      <text:p text:style-name="P4">– Почему ты спрашиваешь Нас?</text:p>
      <text:p text:style-name="P16">Я указал на пятно ряби на воде, быстро догоняющее тень от колесницы.</text:p>
      <text:p text:style-name="P4">– Потому что в нём успела завестись рыба. Причём, судя по пятну,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text:p>
      <text:p text:style-name="P4">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5">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откуда-то сзади,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5">, опустив голову на пол.</text:span></text:p>
      <text:p text:style-name="P4">Некоторое время мы летели молча. Потом из-под платформы послышался шорох и возня. Я лёг на пол и заглянул под платформу.</text:p>
      <text:p text:style-name="P4">Дискорд, ухватившись <text:span text:style-name="T3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4"><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9"><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2">–</text:span> ТЫ!!! ТЫ!..</text:p>
      <text:p text:style-name="P4"><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4">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list xml:id="list7578943213076128144"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5"><text:soft-page-break/></text:p>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1"> </text:span>гор.</text:p>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Хотя эти мечты хотя бы позволяют забыть сосущее чувство валиумного голодания.</text:p>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
      <text:p text:style-name="P79">“<text:span text:style-name="T33">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3">В Додж-Сити продолжаются исчезновения пони. Шериф подал в отставку…</text:span>”. “<text:span text:style-name="T33">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79"><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0"><text:soft-page-break/>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0"><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35">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5">платформ </text:span><text:span text:style-name="T3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10">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5"> И никто ж не догадывался, что она </text:span><text:span text:style-name="T36">сделана по королевскому заказу</text:span><text:span text:style-name="T35">! Её </text:span><text:span text:style-name="T36">Солнечное </text:span><text:span text:style-name="T35"><text:s/>Высочество только тихо посмеивались в крыло, наблюдая за нашим триумфом с трибуны.</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text:soft-page-break/>– Подождите минутку, я сейчас.</text:p>
      <text:p text:style-name="P18">Норф закончил монтаж колеса и скрылся в небольшом домике в глубине двора.</text:p>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Переместить<text:span text:style-name="T35">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5">На трактат упала тень.</text:p>
      <text:p text:style-name="P37">– Эй, нельзя ли не заслонять…</text:p>
      <text:p text:style-name="P37"><text:soft-page-break/>Я поперхнулся словом, упёршись носом в покрытую белой шерстью грудь. Селестия с извинением оступила.</text:p>
      <text:p text:style-name="P37">–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7">– Хмм, печально, он успел зачерстветь. – аликорница с усилием откусила добрую половину и стала с хрустом жевать.</text:p>
      <text:p text:style-name="P37">– Эмм… Насколько я помню, тебе было прописано два месяца постельного режима? Кстати, без сладостей. Сейчас едва неделя прошла.</text:p>
      <text:p text:style-name="P37">Аликорница с досадой скосила на меня глаз, продолжая жевать.</text:p>
      <text:p text:style-name="P37">–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0">Аликорница нервно хохотнула.</text:p>
      <text:p text:style-name="P38">– А по-моему, ты не…</text:p>
      <text:p text:style-name="P35"><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8">– Не будешь что?</text:p>
      <text:p text:style-name="P50">Селестия нахмурилась и угрожающе подняла крылья.</text:p>
      <text:p text:style-name="P50"><text:span text:style-name="T12">– </text:span>Не забывай, человек, я — могущественный маг и правитель Эквестрии. Ко мне нужно относиться с должным уважением!</text:p>
      <text:p text:style-name="P50"><text:span text:style-name="T12">– </text:span>А то что? Превратишь в жабу? Сошлёшь на Луну? Убьёшь нахер?</text:p>
      <text:p text:style-name="P50">Аликорница сникла. Уши её опустились.</text:p>
      <text:p text:style-name="P50"><text:soft-page-break/><text:span text:style-name="T12">– Анонимус</text:span>, не надо… Ты же знаешь, я этого не сделаю.</text:p>
      <text:p text:style-name="P50"><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38">– О, небо! Я забыла распорядиться насчёт тебя! Я совсем отупела от дворцовой жизни! Извини, пожалуйста!</text:p>
      <text:p text:style-name="P50"><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0"><text:span text:style-name="T12">Аликорница уселась н</text:span>а пол <text:span text:style-name="T12">и прижала копыто к груди.</text:span></text:p>
      <text:p text:style-name="P38">–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0"><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2">– </text:span>Вот, читай отсюда. <text:span text:style-name="T12">– а</text:span>ликорница подчеркнула абзац копытом.</text:p>
      <text:p text:style-name="P50"/>
      <text:p text:style-name="P51">***</text:p>
      <text:p text:style-name="P51"/>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3"><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обожжёном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нам. У меня нет времени его переубедить.</text:p>
      <text:p text:style-name="P38">Потом она обратилась ко мне.</text:p>
      <text:p text:style-name="P38">– <text:s/>Извини, <text:span text:style-name="T1">с</text:span>орвалась. Мне очень стыдно. Последнее время всё идёт наперекосяк, совсем не так, как мы планировали.</text:p>
      <text:p text:style-name="P38"><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6">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38"><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принцесса.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Анонимус. У тебя на лице и так всё написано — ты не умеешь скрывать эмоции.</text:p>
      <text:p text:style-name="P50">Наружная дверь заскрипела,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text:soft-page-break/>– <text:s/><text:span text:style-name="T1">Дискордовы</text:span> яйца! Они нашли меня!</text:p>
      <text:p text:style-name="P38">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подняла на меня глаз. <text:span text:style-name="T70">Прижав </text:span>уши к голове, <text:span text:style-name="T70">она дала</text:span> задний ход <text:span text:style-name="T70">и </text:span>выкарабкалась обратно. Окинув библиотеку отчаянным взглядом, <text:span text:style-name="T70">Селестия</text:span>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тчаянно прошептала аликорница,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38">–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со вздохом закрыла глаза и медленно обернулась к толпе.</text:p>
      <text:p text:style-name="P50">– Добрый вечер, мои дороги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Heading_20_2" text:outline-level="2">5<text:span text:style-name="T1">.</text:span> Нерадивый ученик</text:h>
      <text:p text:style-name="P29"/>
      <text:p text:style-name="P50">– Это очень легк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 Растёшь, Анон, вакансия шута тебе уже обеспечена!</text:p>
      <text:p text:style-name="P50">– Анонимус…</text:p>
      <text:p text:style-name="P50">С лёгким вздохом Селестия положила голову мне на плечо.</text:p>
      <text:p text:style-name="P50"><text:soft-page-break/>–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предчувствие,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0">Аликорница взглянула на меня со смущением.</text:p>
      <text:p text:style-name="P50">–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 Как-то оно нехорошо звучит. А если она зацепит что-нибудь важное при стирании?</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0">Я вздохнул. Чего не сделаешь ради этой дурашливой коняги!</text:p>
      <text:p text:style-name="P50">– Ну хорошо, хорошо, не волнуйся. Я готов. Только можно по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ванильное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Эх, пропало моё мороженное!»</text:p>
      <text:p text:style-name="P50">Аликорница воззрилась на меня с нечитаемым выражением на морде.</text:p>
      <text:p text:style-name="P50">– Я слишком многого прошу? – вздохнул я. – Ладно, не важно. Тогда, пожалуйста, будь поосторожнее. Не думаю, что я тебе понравлюсь в качестве овоща.</text:p>
      <text:p text:style-name="P50"><text:soft-page-break/>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не бери в голову…</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огда позволь мне начать заклинание.</text:p>
      <text:p text:style-name="P50">Селестия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 Не думать — это легко! Мне даже стараться не надо. – я зевнул.</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0">Странно, почему я не ощущаю его? Неважн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Сознание с трудом возвращалось в оглушённое тело. Я расплющил глаза.</text:p>
      <text:p text:style-name="P50">– Как ты себя чувствуешь?</text:p>
      <text:p text:style-name="P50"><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50">– Я старалась провести всё как можно быстрее. С тобой всё в порядке? – в голосе Селестии появились нотки паники.</text:p>
      <text:p text:style-name="P50">Я <text:s/>не глядя успокаивающе похлопал аликорницу по шее.</text:p>
      <text:p text:style-name="P50">–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7">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 Ну что же, Анон, не будем останавливаться на полпути? Наш девиз — «Слабоумие и отвага»!</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text:span><text:soft-page-break/><text:span text:style-name="T85">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2"> л</text:span>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Вода! Я бросил взгляд на тумбочку. Нет, стакан пуст.</text:p>
      <text:p text:style-name="P77">Ох, нет! Нет-нет-нет!!!</text:p>
      <text:p text:style-name="P77">Мой взгляд был прикован к дверце тумбочки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0">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 и прочистила горло.</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text:soft-page-break/>«-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ко мн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50">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52" text:outline-level="2">6. Нерадивый ученик - 2</text:h>
      <text:p text:style-name="P38"/>
      <text:p text:style-name="P38">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8">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хоже, ты встретился с Капитаном Очевидность, Анон! 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Поняв, что жеребёнок не настроен на беседу, я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Малютка шмыгнула.</text:p>
      <text:p text:style-name="P50">– Встретишь, канешн! Скажи ей, что у меня сегодня день рождения, и я здоровски обиделась, когда Шейл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Та-а-ак!</text:p>
      <text:p text:style-name="P50">– Кто это «все»?</text:p>
      <text:p text:style-name="P50">– Ну, прислуга, стража, мой па…</text:p>
      <text:p text:style-name="P50">Ох! Во что же это такое ты вляпался, Анон? За кого они тебя, чёрт побери, принимают?</text:p>
      <text:p text:style-name="P50">Я присел на лавочку и наклонился пониже, чтобы наши головы были на одном уровне.</text:p>
      <text:p text:style-name="P50"><text:soft-page-break/>–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олесниц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text:p>
      <text:p text:style-name="P50"/>
      <text:p text:style-name="P51">***</text:p>
      <text:p text:style-name="P50"/>
      <text:p text:style-name="P63"><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text:soft-page-break/>–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и-и, Анон,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0">– Ты не видишь ничего странного в межвидовых спариваниях? – охренел я. – Куда я, блядь, попал???</text:p>
      <text:p text:style-name="P50">Селестия развернула моё кресло к себе и задумчиво посмотрела мне в глаза снизу вверх.</text:p>
      <text:p text:style-name="P50">– Очевидно, мне стоит рассказать тебе, Анонимус, откуда произошли пегасы и единороги.</text:p>
      <text:p text:style-name="P50">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
      <text:p text:style-name="P50">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0"><text:soft-page-break/></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31">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0"/>
      <text:p text:style-name="P50">…</text:p>
      <text:p text:style-name="P50"/>
      <text:p text:style-name="P50">– Анонимус? Просыпайся же!</text:p>
      <text:p text:style-name="P50">Копыто энергично растирало мне грудь круговыми движениями. Селестия встревоженно склонилась ко мне.</text:p>
      <text:p text:style-name="P50">– Ты испугал меня, Анон! Твоя кожа по цвету сейчас не сильно отличается от моей шерсти — настолько ты бледный. Как ты себя чувствуешь?</text:p>
      <text:p text:style-name="P50">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8">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8">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т, врядли, мою попытку она видеть не могла,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И очень скоро начала вычерчиваться проблема.</text:p>
      <text:p text:style-name="P50">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имус! Луна ждёт нас.</text:p>
      <text:p text:style-name="P50"><text:soft-page-break/>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50">–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50">Аликорны повернулись ко мне. Мне стало дико неуютно. Седалище возопило об опасности.</text:p>
      <text:p text:style-name="P50">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50">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0">Я, разумеется, сдался. Ох, Анон, почему ты такой лопух?</text:p>
      <text:p text:style-name="P50">– Готов ли ты проследовать с Нами, Анонимус, и обучиться древнему искусству снопроходчества?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
      <text:p text:style-name="P50">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50">– Что за «Чёрный Экран»? – продолжил допытываться я.</text:p>
      <text:p text:style-name="P50">Дракончик насупился.</text:p>
      <text:p text:style-name="P50"><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выступе той же скалы, на которой стоял я, раскинулся Кантерлот…</text:p>
      <text:p text:style-name="P50">– <text:span text:style-name="T33">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33">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3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0">Я закрыл лицо руками и<text:span text:style-name="T70"> </text:span>выбрал единственный способ выиграть несколько секунд жизни — спрыгнул со скалы вниз, к Кантерлоту.</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7. Ж<text:span text:style-name="T1">аркий пикник</text:span></text:h>
      <text:p text:style-name="P50"/>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прижала уши к голове и отвернулась.</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Проклятье! Воздух тут порченый, что ли?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3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50">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 Холодная вода сохранит твои нравственные устои, Анон!</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27"/>
      <text:p text:style-name="P50">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50">–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Я уселся на траву напротив аликорницы.</text:p>
      <text:p text:style-name="P50"><text:soft-page-break/>– А о чём ты грустила?</text:p>
      <text:p text:style-name="P50">Селестия вздохнула.</text:p>
      <text:p text:style-name="P50">–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0">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0">Селестия вытянула шею и положила голову на траву.</text:p>
      <text:p text:style-name="P50">–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50">Я уловил некоторую нестыковку в словах Селестии.</text:p>
      <text:p text:style-name="P50">–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0">Селестия задумалась, машинально ковыряя копытом ямку под валуном.</text:p>
      <text:p text:style-name="P50">–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3"><text:soft-page-break/>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0">Да, осознание этого подействовало лучше ведра холодной воды! Я облегчённо откинулся на валун. Тебе больше нечего стыдиться, Анон!</text:p>
      <text:p text:style-name="P50">Селестия внимательно наблюдала за мной из-под чёлки. Легкий смешок сорвался с её губ. Я сделал вид, что не заметил его.</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soft-page-break/>…</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 Жжение в паху возобновилось, заглушая все соображения о возрасте Селестии.</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50">Гм. Надо будет почитать про технику телепортации, наверняка я чего-то не учёл.</text:p>
      <text:p text:style-name="P50"/>
      <text:h text:style-name="P152" text:outline-level="2">8. Стыд</text:h>
      <text:p text:style-name="P50"/>
      <text:p text:style-name="P63">~~~ Завтра на семь в библиотеке ~~~</text:p>
      <text:p text:style-name="P63"/>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Анонимус? Приветствую тебя.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О,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ты станешь называть меня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text:soft-page-break/>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50">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0">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печалься так,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50">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0"><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0">–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 А, поняв, медленно покачала головой.</text:p>
      <text:p text:style-name="P50">– <text:s/>Нам не туда. Не сейчас. Я хочу показать тебе Эквестрию. – тихо сказала она.</text:p>
      <text:p text:style-name="P50">Аликорница продолжила прогулку. Я плёлся за ней, сгорая от стыда и кляня себя последними словами. Мне хотелось провалиться под землю!</text:p>
      <text:p text:style-name="P50">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Аликорница присела на камни и застыла, любуясь пейзажем.</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0">–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50">Я с трудом оторвал взгляд от счастливой тройки.</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2">9</text:span>. <text:span text:style-name="T1">Кошмар пегасов</text:span></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7">—</text:span> осень, за осенью <text:span text:style-name="T37">—</text:span> зима. <text:s/>Если пошёл дождь, должно быть мокро, если выпал снег <text:span text:style-name="T3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oft-page-break/><text:span text:style-name="T12">–</text:span> Да, Ваше Высочество, <text:span text:style-name="T12">–</text:span> гонец потупил взгляд, глаза его забегали, <text:span text:style-name="T12">–</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лу перешла на грандэквестрийский. Мне пришлось заткнуть ей крылом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4">–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упала на колени.</text:p>
      <text:p text:style-name="P4"><text:soft-page-break/>–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2">— умение делегировать полномочия. Вечером того же дня я села за письменный стол.</text:span></text:p>
      <text:p text:style-name="P38"/>
      <text:p text:style-name="P45">“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5">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1">***</text:p>
      <text:p text:style-name="P50"/>
      <text:p text:style-name="P50">– Так ты поручила Твайлайт Спаркл расследование кошмарных снов жеребят?</text:p>
      <text:p text:style-name="P50">–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Селестия вздохнула.</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50">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0">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2">—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Анониму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 Если хочешь.</text:p>
      <text:p text:style-name="P50">– Хорошо. До встречи, Сел.</text:p>
      <text:p text:style-name="P50">– До встречи, Анон.</text:p>
      <text:p text:style-name="P50"><text:soft-page-break/></text:p>
      <text:h text:style-name="Heading_20_2" text:outline-level="2"><text:span text:style-name="T12">10</text:span>. (40*<text:span text:style-name="T12">ctg(Pi/4)-6)/(ln(e)-sin(0))</text:span></text:h>
      <text:p text:style-name="P83"/>
      <text:p text:style-name="P50"/>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1">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38">…</text:p>
      <text:p text:style-name="P38"/>
      <text:p text:style-name="P50">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7">— вся архитектура явно </text:span><text:span text:style-name="T37">была </text:span><text:span text:style-name="T47">заточена под крылатых. Таких, для которых приземлиться на балкон в тронном </text:span><text:soft-page-break/><text:span text:style-name="T47">зале или уйти через портик на крыше</text:span><text:span text:style-name="T61"> </text:span><text:span text:style-name="T47">—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7">— книжный шкаф и напольная подставка для чтения с </text:span><text:span text:style-name="T37">упором в виде </text:span><text:span text:style-name="T47">голов</text:span><text:span text:style-name="T37">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7">Каменный пол комнаты был покрыт розовым ковром с длиннейшим ворсом.</text:span><text:span text:style-name="T47"> </text:span><text:span text:style-name="T37">Его центр занимал высокий </text:span><text:span text:style-name="T47">кругл</text:span><text:span text:style-name="T37">ый</text:span><text:span text:style-name="T47"> </text:span><text:span text:style-name="T37">футон</text:span><text:span text:style-name="T47"> </text:span><text:span text:style-name="T37">с</text:span><text:span text:style-name="T47"> велик</text:span><text:span text:style-name="T37">им</text:span><text:span text:style-name="T47"> множество</text:span><text:span text:style-name="T37">м</text:span><text:span text:style-name="T47"> подушек. Среди них я с удивлением заметил плюшевую единорожку </text:span><text:span text:style-name="T37">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Анон.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50">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Держи себя в руках, Анон! Держи себя в руках!!! Вспоминай уравнения тригонометрии, если таблица умножения уже не помогает!</text:p>
      <text:p text:style-name="P50">Селестия тихо рассмеялась.</text:p>
      <text:p text:style-name="P38"><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сабатон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0">Селестия печально покачала головой и осторожно подула в камин. Язычки пламени весело затанцевали среди углей.</text:p>
      <text:p text:style-name="P50">Я скептически хмыкнул.</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8">Селестия горько рассмеялась.</text:p>
      <text:p text:style-name="P50">–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38"><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 Я смутился.</text:p>
      <text:p text:style-name="P38"><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8">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8"><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Анон!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Держи себя в руках, Анон! Держи. Себя. В руках. Иначе тебе придётся вспоминать правила вычисления логарифмов!</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8"><text:span text:style-name="T1">–</text:span> Ну же, Анон, ты как деревянный! Расслабься! Можно подумать, тебя никогда раньше не приглашали на свидания!</text:p>
      <text:p text:style-name="P38">Святые яца! Анон, тебя пригласили на свидание! Я чувствовал, как краска заливает лицо. Уши стали горячими, как угли в камине.</text:p>
      <text:p text:style-name="P38"><text:span text:style-name="T1">–</text:span> Эй, полегче! Ты пихаешься, как бульдозер!</text:p>
      <text:p text:style-name="P38"><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Мне казалось, макушка <text:span text:style-name="T1">моего </text:span>черепа сейчас взорвётся, чтобы выпустить пар внутри.</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8"><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0">Анон, тебе нужно напихать булыжники в карманы, чтобы не улететь под потолок от счастья!</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8">– Мёд. Или сахар. На твоё усмотрение.</text:p>
      <text:p text:style-name="P38"><text:soft-page-break/>–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50">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50">Стараясь отвлечь себя, я спросил:</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8"><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0"/>
      <text:p text:style-name="P38"><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50"/>
      <text:p text:style-name="P50">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50">– Примерно такие. – расхохоталась Селестия. <text:span text:style-name="T12">– С</text:span>пасибо, мне хоть инвалидное кресло не пририсовали!</text:p>
      <text:p text:style-name="P38">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text:soft-page-break/>Копыто легло мне на плечо и мягко повалило на постель. Селестия легла рядом и тепло дунула мне в ухо.</text:p>
      <text:p text:style-name="P38">– <text:span text:style-name="T1">Анон, 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0">Селестия фыркнула.</text:p>
      <text:p text:style-name="P50">–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Селестия закатила глаза.</text:p>
      <text:p text:style-name="P50">–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0">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0">НИ-ЧЕ-ГО!</text:p>
      <text:p text:style-name="P50">Селестия осторожно высвободилась из-под меня и встала с постели.</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2">–</text:span> А водку у вас принято пить?</text:p>
      <text:p text:style-name="P3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50">–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Она ещё спрашивает! Тебя сейчас можно использовать вместо половичка под её копытами, Анон!</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Селес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0"><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2">– Это ты называешь “дружбой”? – с </text:span>улыбкой хмыкнул<text:span text:style-name="T12"> я. – </text:span>Мне нравится твоё чувство юмора.</text:p>
      <text:p text:style-name="P50">Аликорница в недоумении взглянула на меня.</text:p>
      <text:p text:style-name="P50"><text:span text:style-name="T12">– Анон, т</text:span>ебе не нравится моя дружба? Ты не принимаешь её? Ты чем-то недоволен?</text:p>
      <text:p text:style-name="P50"><text:soft-page-break/>Я расхохотался и чуть не поперхнулся водой, плескавшейся у подбородка.</text:p>
      <text:p text:style-name="P50"><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50">Копыто аликорницы закрыло мне рот прежде чем я успел договорить заветное слово.</text:p>
      <text:p text:style-name="P38">– Анон,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Селестия виновато закусила губу и отвернулась.</text:p>
      <text:p text:style-name="P38">–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8">…</text:p>
      <text:p text:style-name="P38">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8">Среди этого армагеддона стоял мой ангел-хранитель и шептал:</text:p>
      <text:p text:style-name="P38">– Анон… Я не смогу сделать тебя бессмертным… Мне очень жаль… Извини…</text:p>
      <text:p text:style-name="P38">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стужей душу.</text:p>
      <text:p text:style-name="P38">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8">“… пожалуйста, останься…”</text:p>
      <text:p text:style-name="P38">Где этот чёртов носок?!</text:p>
      <text:p text:style-name="P38">“… пойми, это эффект лазурного вина…”</text:p>
      <text:p text:style-name="P38">Джинсы узкие, блядь! На мокрое тело хрен натянешь!</text:p>
      <text:p text:style-name="P38">“… ох, я глупая…”</text:p>
      <text:p text:style-name="P38">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11. <text:span text:style-name="T1">Прощание</text:span></text:h>
      <text:p text:style-name="P50"/>
      <text:p text:style-name="P38">– <text:span text:style-name="T1">Норф!.. Эй, Норф! Ты где?..</text:span></text:p>
      <text:p text:style-name="P50"><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0">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51">***</text:p>
      <text:p text:style-name="P38"/>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4">От нечего делать, стал прислушиваться к полушёпоту, витавшему под сводами зала.</text:p>
      <text:p text:style-name="P4"/>
      <text:p text:style-name="P4">…</text:p>
      <text:p text:style-name="P1"><text:span text:style-name="T47">– </text:span><text:span text:style-name="T37">Говорят, в Додж-сити почти не осталось жителей. В местном депо перестали обслуживать паровозы из-за нехватки рабочих. Старик </text:span><text:span text:style-name="T47">–</text:span><text:span text:style-name="T3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7">– </text:span><text:span text:style-name="T51">А из Пинто Крика уже месяц нет новостей…</text:span></text:p>
      <text:p text:style-name="P4"><text:span text:style-name="T47">– </text:span><text:span text:style-name="T5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0">…</text:p>
      <text:p text:style-name="P16"><text:span text:style-name="T51">– </text:span>“<text:span text:style-name="T1">Что я могу сделать, чтобы вернуть всё назад?</text:span>”</text:p>
      <text:p text:style-name="P16"><text:span text:style-name="T51">– </text:span><text:span text:style-name="T37">Так и сказала?</text:span></text:p>
      <text:p text:style-name="P1"><text:span text:style-name="T47">– </text:span><text:span text:style-name="T37">Да, </text:span><text:span text:style-name="T39">Фэнси</text:span><text:span text:style-name="T3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1">– </text:span><text:span text:style-name="T37">Что бы это значило, Флёр?</text:span></text:p>
      <text:p text:style-name="P16"><text:span text:style-name="T51">– </text:span><text:span text:style-name="T3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9">–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7">– Привет, Селестия. – подчёркнуто нейтрально обратился я. – Как дела?</text:p>
      <text:p text:style-name="P37">– <text:span text:style-name="T1">Здравствуй</text:span>… <text:span text:style-name="T1">Анон</text:span>. <text:s/>Не очень, мягко говоря.</text:p>
      <text:p text:style-name="P3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6">— </text:span><text:span text:style-name="T3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3">— </text:span><text:span text:style-name="T66">и </text:span><text:span text:style-name="T8">н</text:span>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text:soft-page-break/>Я сделал вид, что не заметил полунамёка в последнем предложении. Выяснять отношения, как и мириться, мне не хотелось.</text:p>
      <text:p text:style-name="P37">– Порадовать, к сожалению, нечем. Норфолк Каррус, исчез. Судя по всему, во сне.</text:p>
      <text:p text:style-name="P37">– Норф? О-о-о, нет!</text:p>
      <text:p text:style-name="P37">Селестия в отчаянии села на пол, прижав копыто к виску. Голова её бессильно опустилась. Я никогда ещё не видел Селестию такой <text:span text:style-name="T6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7">–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7">Аликорница подняла голову и <text:span text:style-name="T1">удручённо</text:span> посмотрела на меня.</text:p>
      <text:p text:style-name="P37">–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7">– Может, спросишь Луну, куда деваются пони? Сон по её части.</text:p>
      <text:p text:style-name="P3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7">– Мне поговорить с ней?</text:p>
      <text:p text:style-name="P3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8">– Ну зашибись. Тогда она обрадуется следующей новости: я ухожу.</text:p>
      <text:p text:style-name="P38">Селестия еле заметно дрогнула ушами. Она отвернулась и молча смотрела в окно, не показывая эмоций.</text:p>
      <text:p text:style-name="P38">Я продолжил.</text:p>
      <text:p text:style-name="P38">–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Я решил умолчать о том, что после перенесенного унижения мне было в тягость находиться рядом с Селестией. Кобыла и так выглядела неважно.</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8"><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8">Селестия пошла к выходу, увлекая меня за собой.</text:p>
      <text:p text:style-name="P38">–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Явно Селестия заговаривает тебе зубы, Анон! Я подозрительно посмотрел на свёрток.</text:p>
      <text:p text:style-name="P38">– А в мешочке что?</text:p>
      <text:p text:style-name="P38">Селестия скофуженно посмотрела в сторону.</text:p>
      <text:p text:style-name="P38">–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8">–<text:span text:style-name="T1"> Отправляйся, Анон. Очень надеюсь на успех твоей миссии.</text:span></text:p>
      <text:p text:style-name="P50">Селестия повернулась и вышла из зала, подметая хвостом пол.</text:p>
      <text:p text:style-name="P38"/>
      <text:p text:style-name="P43">***</text:p>
      <text:p text:style-name="P38"/>
      <text:p text:style-name="P45">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5">Но со временем магии стало меньше, а мир стал более <text:span text:style-name="T1">твёрд и реален</text:span>.</text:p>
      <text:p text:style-name="P45">–<text:span text:style-name="T1"> Но магия есть и сейчас, ма-ам!</text:span></text:p>
      <text:p text:style-name="P45"><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олени, бизоны и многие другие.</text:p>
      <text:p text:style-name="P4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5"><text:soft-page-break/>–<text:span text:style-name="T1"> Весь мир как Вечнодикий лес?</text:span></text:p>
      <text:p text:style-name="P63">–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м, а со мной связан элементаль?</text:p>
      <text:p text:style-name="P63">–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5"><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3">То есть, всегда.</text:p>
      <text:p text:style-name="P63">Тут и сказке конец. А теперь, Эйприл, залазь на полку и закрывай глазки.</text:p>
      <text:p text:style-name="P63">– Ну ма-ам! Раскажи ещё что-нибудь! Про Сомбру! Или про Дискорда!</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0">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ам!</text:p>
      <text:p text:style-name="P63">– Конечно, моя хорошая…</text:p>
      <text:p text:style-name="P63"/>
      <text:p text:style-name="P38">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8"/>
      <text:p text:style-name="P37"><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9">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7"><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1">.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35">раморный квартал </text:span>в настоящую обитель лени и казнокрадства!<text:line-break/><text:line-break/>(<text:span text:style-name="T47">у</text:span><text:span text:style-name="T51">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3"/>
      <text:p text:style-name="P37">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7"><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7"><text:span text:style-name="T1">Гостинницы не для тебя, Анон</text:span> <text:span text:style-name="T61">— </text:span><text:span text:style-name="T4">зачем привлекать ненужное внимание</text:span><text:span text:style-name="T61"> к своей особе? </text:span><text:span text:style-name="T4">После всеобщего интереса кантерлотской знати к тебе, как к королевскому любимчику, тебе хочется покоя.</text:span><text:span text:style-name="T61"> Да и собраться с мыслями проще в доме, избавленном от </text:span><text:span text:style-name="T4">гостинничной </text:span><text:span text:style-name="T61">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7"> Эй, верзила, поосторожнее, лягать тя в пузо! Куда прёшься-то?</text:span></text:p>
      <text:p text:style-name="P16">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8">– Ты <text:span text:style-name="T1">ш</text:span>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text:p>
      <text:p text:style-name="P38">–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text:span text:style-name="T1">Анонимус. Для друзей </text:span>— <text:span text:style-name="T1">Анон</text:span>. Приятно было познакомиться, Эпплджек.</text:p>
      <text:p text:style-name="P38">Я повернулся было уходить.</text:p>
      <text:p text:style-name="P38">– Э-э-э… <text:span text:style-name="T1">Анон</text:span>?</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8">Я вернулся к прилавку.</text:p>
      <text:p text:style-name="P38"><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8">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8">Тут Эпплджек прервалась и что есть силы замахала кому-то:</text:p>
      <text:p text:style-name="P38"><text:soft-page-break/>–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8">– Эпплджек! Сколько можно повторять: <text:span text:style-name="T1">я </text:span>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text:span text:style-name="T1">Анон</text:span>.</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0">Рэрити оглянулась по сторонам и заговорчески подмигнула мне.</text:p>
      <text:p text:style-name="P38"><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text:span text:style-name="T1">пятнадцать</text:span> лет наблюдал в зеркале.</text:p>
      <text:p text:style-name="P38">–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3. Расследование <text:span text:style-name="T1">Твайлайт Спаркл</text:span></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или единорожка смотрела на меня малость раздражённо? Фолиант с громким стуком хлопнулся на пол.</text:p>
      <text:p text:style-name="P38">–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7">пони-</text:span><text:span text:style-name="T47">исчезновений уже год. Почту за честь работать </text:span><text:span text:style-name="T37">под твоим руководством</text:span><text:span text:style-name="T47">. Погоди немного, я </text:span><text:span text:style-name="T37">от</text:span><text:span text:style-name="T47">систематизирую нужную информацию и расскажу тебе, насколько далеко смогла продвинуться.</text:span></text:p>
      <text:p text:style-name="P3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8">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8">Покашливание единорожки вернуло меня из мира грёз в библиотеку.</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8">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Книгоежка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39">***</text:p>
      <text:p text:style-name="P38"/>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text:soft-page-break/>– СПАЙК!!! Откуда ты взял этот листок?!! – Твайлайт покраснела, как варёный рак и выхватила бумажку у меня из рук.</text:p>
      <text:p text:style-name="P50">– У тебя в черновиках, разумеется.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0"><text:span text:style-name="T12">–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text:soft-page-break/>– Спайк! Немедленно ложись спать!</text:p>
      <text:p text:style-name="P63">– Уже иду. Кукурузу доем только и иду.</text:p>
      <text:p text:style-name="P63">– Кстати, а что за припадок безумия был у Стар Свирла?</text:p>
      <text:p text:style-name="P63">–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3">– <text:span text:style-name="T66">Надо же! Ты вторая в Эквестрии после Селестии, кто упоминает о людях. И то, Селестия отзывалась о нас, как о сказочных существах.</text:span></text:p>
      <text:p text:style-name="P63">–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text:span text:style-name="T94">хи-хи</text:span>!</text:p>
      <text:p text:style-name="P63">– Гм-м. Как-нибудь потом.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0">– То есть, эм-м, мы должны сосредоточиться на том, что хотим увидеть?</text:p>
      <text:p text:style-name="P50">–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50">–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50">–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50"><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50">–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0">– Эм-м, если не опаснее радуги, это хорошо. Тогда я, пожалуй, не буду предупреждать Ангела…</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text:p>
      <text:p text:style-name="P50">– А кто ссорится-то, Твай? Рэрка думает, шо никто не знает про её поникена-жеребца с вставным резиновым…</text:p>
      <text:p text:style-name="P50">– ЭППЛДЖЕК!!!</text:p>
      <text:p text:style-name="P50">– Я хотя б думать собираюсь об Эквестрии! И о том, шо миру грозит опасность! Не то, шо некоторые!</text:p>
      <text:p text:style-name="P50">–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0">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
      <text:p text:style-name="P63">Дата: <text:span text:style-name="T31">12.04.1003 А.С.</text:span></text:p>
      <text:p text:style-name="P63">Эксперимент: заклинание Прозрения</text:p>
      <text:p text:style-name="P63">Испытуемая: Эпплджек</text:p>
      <text:p text:style-name="P63">Синопсис: запись сна со слов испытуемой</text:p>
      <text:p text:style-name="P63">Замечания: после эксперимента в гриве у испытуемой появился седой локон.</text:p>
      <text:p text:style-name="P64"/>
      <text:p text:style-name="P64">~~~</text:p>
      <text:p text:style-name="P1">Я посмотрела на застывшее у моих ног<text:span text:style-name="T1"> тело</text:span>.</text:p>
      <text:p text:style-name="P22">“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0">— солнце. Моё солнце.</text:span><text:span text:style-name="T44">”</text:span></text:p>
      <text:p text:style-name="P11">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4">Я прошла сквозь дверь.</text:p>
      <text:p text:style-name="P4">Снаружи вставало солнце. Размытое <text:span text:style-name="T3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54"> </text:span><text:span text:style-name="T45">Видения этих городов</text:span><text:span text:style-name="T54"> дрожали, <text:s/>пересекались </text:span><text:span text:style-name="T45">и постоянно множились</text:span><text:span text:style-name="T54">.</text:span></text:p>
      <text:p text:style-name="P49">У меня дико заболела голова, мне казалось, она вылезет из шляпы распухшим шаром. Я закрыла глаза.</text:p>
      <text:p text:style-name="P63"/>
      <text:p text:style-name="P63">Примечания: ПипБак? Стойло?</text:p>
      <text:p text:style-name="P1"/>
      <text:p text:style-name="P3">***</text:p>
      <text:p text:style-name="P1"/>
      <text:p text:style-name="P63">Дата: <text:span text:style-name="T31">12.04.1003 А.С.</text:span></text:p>
      <text:p text:style-name="P63">Эксперимент: заклинание Прозрения</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6">всё, что удалось от неё добиться.</text:span></text:p>
      <text:p text:style-name="P1"/>
      <text:p text:style-name="P21">~~~</text:p>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я: человеки?</text:p>
      <text:p text:style-name="P5"/>
      <text:p text:style-name="P3">***</text:p>
      <text:p text:style-name="P50"/>
      <text:p text:style-name="P63">Дата: <text:span text:style-name="T31">12.04.1003 А.С.</text:span></text:p>
      <text:p text:style-name="P63">Эксперимент: заклинание Прозрения</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46">~~~</text:p>
      <text:p text:style-name="P1"><text:span text:style-name="T3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2">Примечания: <text:span text:style-name="T50">чёрный экран?</text:span></text:p>
      <text:p text:style-name="P47"/>
      <text:p text:style-name="P51">***</text:p>
      <text:p text:style-name="P50"/>
      <text:p text:style-name="P63">Дата: <text:span text:style-name="T31">12.04.1003 А.С.</text:span></text:p>
      <text:p text:style-name="P63">Эксперимент: заклинание Прозрения</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46">~~~</text:p>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text:span text:style-name="T31">12.04.1003 А.С.</text:span></text:p>
      <text:p text:style-name="P63">Эксперимент: заклинание Прозрения</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text:p>
      <text:p text:style-name="P63"/>
      <text:p text:style-name="P46">~~~</text:p>
      <text:p text:style-name="P63">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text:soft-page-break/>* Примечания: при виде кексиков истерика случилась с Пинки Пай.</text:p>
      <text:p text:style-name="P63"/>
      <text:p text:style-name="P3">***</text:p>
      <text:p text:style-name="P1"/>
      <text:p text:style-name="P22">Сим повелеваем прекратить дальнейшие эксперименты<text:span text:style-name="T35"> с использованием </text:span><text:span text:style-name="T36">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Знакомство с <text:span text:style-name="T1">Рэйнбоу </text:span>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начал письмо.</text:p>
      <text:p text:style-name="P63"/>
      <text:p text:style-name="P63">Привет, Сел (несмотря ни на что, мне всё же хочется называть тебя так).</text:p>
      <text:p text:style-name="P63">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3"/>
      <text:p text:style-name="P63">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3">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3">Кроме того, Твайлайт сожгла кучу оборудования, что обусловило невозможность дальнейших исследований физически.</text:p>
      <text:p text:style-name="P63"/>
      <text:p text:style-name="P50"><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50">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я, как мне казалось, остроумный ответ.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
      <text:p text:style-name="P63"><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3"/>
      <text:p text:style-name="P50">БАЦ!</text:p>
      <text:p text:style-name="P50">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50">Смех рвался наружу мощым потоком, я просто ухахатывался, упав под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чёлке. Та в ответ с готовностью подставила голову.</text:p>
      <text:p text:style-name="P50">–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Вот чёрт! Походу,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Эм-м. Так мы идём к Зекоре, или нет? Я думал, ты хотела помочь.</text:p>
      <text:p text:style-name="P50">Пегаска скорчила недовольную мордочку.</text:p>
      <text:p text:style-name="P50"><text:soft-page-break/>–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мне, что не умеешь! Ты только что делал это совершенно бесплатно!</text:p>
      <text:p text:style-name="P50">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0">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38"/>
      <text:p text:style-name="P39">***</text:p>
      <text:p text:style-name="P38"/>
      <text:p text:style-name="P38">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8">Я старался шагать по шпалам, чтобы не сбивать шаг. Очертания пегаски расплывались впереди на границе освещённого участка.</text:p>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0">–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Входи, Тот-Кого-Нет. – раздался вдруг низкий голос в темноте. – И ты, маленькая пегаска, тоже не стой на пороге.</text:p>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50">– Я ищу любую информацию про Большое Откровение и Чёрный Экран. Буду очень признателен, если…</text:p>
      <text:p text:style-name="P50">– Молчи! Ничего не говори! – перебила меня Зекора.</text:p>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0">–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63"/>
      <text:p text:style-name="P63">«…Старый Свамбе говорит вам, маленькие иго-го, и вам, взрослые воины Нзака, и вам <text:span text:style-name="T6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3"/>
      <text:p text:style-name="P50">Зекора захлопнула книгу.</text:p>
      <text:p text:style-name="P50">– Это всё, что я могу сказать тебе, Тот-Кого-Нет.</text:p>
      <text:p text:style-name="P50">Бля! И ради этого я тащился сюда посреди ночи?</text:p>
      <text:p text:style-name="P50">–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50">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0">Я был готов к тому, что зебра разозлится и выставит меня из шатра. Но Зекора только фыркнула.</text:p>
      <text:p text:style-name="P50">–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0">– Зекора, почему ты называешь Анона Тем, Кого Нет?</text:p>
      <text:p text:style-name="P50">В темноте сверкнула белозубая улыбка зебры.</text:p>
      <text:p text:style-name="P50">– Потому что когда я смотрю на дорогого твоему сердцу Анона, я вижу Ничто.</text:p>
      <text:p text:style-name="P50">Мне стало нехорошо.</text:p>
      <text:p text:style-name="P50"/>
      <text:p text:style-name="P51">***</text:p>
      <text:p text:style-name="P50"/>
      <text:p text:style-name="P50">Мы возвращались по ночному лесу к железной дороге. Пегаска летела возле меня на высоте груди.</text:p>
      <text:p text:style-name="P50">– Интересно, что Зекора имела в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0"><text:soft-page-break/>Пегаска начала боксировать воздух. Я расхохотался.</text:p>
      <text:p text:style-name="P50">– Спасибо, Рэйнбоу Дэш! Я тронут.</text:p>
      <text:p text:style-name="P50">– Да ладно, Анон, чего уж там. – засмущалась пегаска. – Друзья иначе и не поступают. <text:span text:style-name="T66">И вот что. Зови меня Дэш! А то и мне придётся звать тебя полным именем, а я этого не выношу.</text:span></text:p>
      <text:p text:style-name="P50">Я кивнул и легонько хлопнул пегаску по крупу, принимая её предложение. Та скосила на меня сиреневый глаз и фыркнула.</text:p>
      <text:p text:style-name="P50">–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50">Я фейспалмнул.</text:p>
      <text:p text:style-name="P1"/>
      <text:h text:style-name="Heading_20_2" text:outline-level="2">15. День сурка</text:h>
      <text:p text:style-name="P16"/>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4">Дрожащий круг света наткнулся на очертания белой фигуры.</text:p>
      <text:p text:style-name="P50">– Здравствуй, Анониму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5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хотя бы твоим другом?</text:p>
      <text:p text:style-name="P50">Аликорница тихо засмеялась, защекотав мне ухо.</text:p>
      <text:p text:style-name="P50">–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4">Стук стал громче.</text:p>
      <text:p text:style-name="P50">–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text:soft-page-break/>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Анон.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3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Прозрения…</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0">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7">Мощнее ускорителя только </text:span><text:span text:style-name="T38">магия </text:span><text:span text:style-name="T37">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oft-page-break/><text:span text:style-name="T47">– Я </text:span><text:span text:style-name="T51">всегда буду оставаться в тени. </text:span><text:span text:style-name="T47">– </text:span><text:span text:style-name="T51">хлюпала единорожка. </text:span><text:span text:style-name="T47">– </text:span><text:span text:style-name="T5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50"><text:span text:style-name="T12">– Если </text:span>только <text:span text:style-name="T12">их правильно вызывают. – </text:span>пробурчал Спайк, возвращаясь в корзинку.</text:p>
      <text:p text:style-name="P35"><text:span text:style-name="T12">–</text:span> <text:span text:style-name="T1">Эм-м. </text:span>Что он имел ввиду?</text:p>
      <text:p text:style-name="P35"><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5"><text:span text:style-name="T12">– </text:span><text:span text:style-name="T1">Да, завершилось всё препаршиво. Принцесса Луна сказала, лучше бы её обратно на луну закинули.</text:span></text:p>
      <text:p text:style-name="P35"><text:span text:style-name="T12">– </text:span><text:span text:style-name="T1">И я её понимаю! Не каждый может справиться с потерей </text:span><text:span text:style-name="T11">близкого друга или </text:span><text:span text:style-name="T1">своего особенного пони. Вот у тебя, Анон, есть своя особенная пони?</text:span></text:p>
      <text:p text:style-name="P35"><text:span text:style-name="T12">– </text:span><text:span text:style-name="T1">Хм. Нет.</text:span></text:p>
      <text:p text:style-name="P36"><text:span text:style-name="T12">– </text:span><text:span text:style-name="T1">А друзья?</text:span></text:p>
      <text:p text:style-name="P35"><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text:span text:style-name="T95">принцессой Луной</text:span> нам совсем не светит, <text:span text:style-name="T95">а у Кэйденс магия очень… эм-м… специфическая</text:span>.</text:p>
      <text:p text:style-name="P1"><text:span text:style-name="T12">– Вот и отлично. Итак, на чём мы остановились? Я уговариваю Селестию помочь тебе с заклинанием </text:span><text:span text:style-name="T21">Прозрения</text:span><text:span text:style-name="T12">,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2"><text:span text:style-name="T12">– </text:span><text:span text:style-name="T1">Ерунда! Там стоит запрет только для пони. На приматах Луна экспериментировать не запрещала</text:span><text:span text:style-name="T37">.</text:span></text:p>
      <text:p text:style-name="P50"/>
      <text:p text:style-name="P50">…</text:p>
      <text:p text:style-name="P50"><text:soft-page-break/></text:p>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3">Чужестранец-примат разбил сердце нашей обожаемой Селестии! Двор в отчаянии </text:span><text:span text:style-name="T15">— </text:span><text:span text:style-name="T3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0"><text:span text:style-name="T12">– </text:span>Привет, Эй-Джей! У тебя проблемы?</text:p>
      <text:p text:style-name="P50"><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2">–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2">–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2">– Г</text:span>отово. Принимай работу, хозяйка!</text:p>
      <text:p text:style-name="P50">Эпплджек стиснула меня в сокрушающих объятиях.</text:p>
      <text:p text:style-name="P50"><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2">–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2">– </text:span>Чегой-то вы тут скрытничаете, а?</text:p>
      <text:p text:style-name="P50"><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0"><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6">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6">объявляла вывеска. Ну что же, Анон, если тебе повезёт, ты найдёшь тут пару блюд без травы!</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2">– </text:span>Свободно? <text:span text:style-name="T12">– </text:span>спросил я у единственной пони, сидящей за столиком.</text:p>
      <text:p text:style-name="P50"><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2">– <text:s/></text:span>Пирог с грибами, яишницу и чизкейк<text:span text:style-name="T12"> – </text:span>сообщил я подошедшей официантке.</text:p>
      <text:p text:style-name="P50"><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0"><text:span text:style-name="T12">–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2">– </text:span>Вы, наверное, ждёте кого-то?</text:p>
      <text:p text:style-name="P52"><text:span text:style-name="T12">– </text:span>Неа.</text:p>
      <text:p text:style-name="P52"><text:span text:style-name="T12">– </text:span>Просто обедаете?</text:p>
      <text:p text:style-name="P52"><text:span text:style-name="T12">– </text:span>Неа.</text:p>
      <text:p text:style-name="P52"><text:span text:style-name="T12">– </text:span>Просто сидите и мрачно смотрите на меня?</text:p>
      <text:p text:style-name="P52"><text:span text:style-name="T12">– </text:span>Неа.</text:p>
      <text:p text:style-name="P52"/>
      <text:p text:style-name="P52">Хм, а эта пони не из разговорчивых. Ну ладно.</text:p>
      <text:p text:style-name="P44"/>
      <text:p text:style-name="P52"><text:span text:style-name="T12">– </text:span>А что же вы делаете?</text:p>
      <text:p text:style-name="P52"><text:span text:style-name="T12">– </text:span>Веселюсь. <text:span text:style-name="T12">– </text:span>мрачно заявила пони.</text:p>
      <text:p text:style-name="P52"><text:span text:style-name="T12">–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2">– </text:span>Привет, Нон-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2">– </text:span>Мы с вами раньше встречались?</text:p>
      <text:p text:style-name="P52"><text:soft-page-break/><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2">– </text:span>Оставь, Салвер.<text:span text:style-name="T12"> </text:span>Ему за счёт заведения.</text:p>
      <text:p text:style-name="P50"><text:span text:style-name="T12">– </text:span>Ясно, мисс Пинки. <text:span text:style-name="T12">– </text:span>официантка кивнула и ушла.</text:p>
      <text:p text:style-name="P50"><text:span text:style-name="T12">– Ч</text:span>его-о-о?<text:span text:style-name="T12"> </text:span>Так это твой бар?</text:p>
      <text:p text:style-name="P50"><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50"><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2">– </text:span>У меня есть идея получше. <text:span text:style-name="T12">– </text:span>на свет показалась фляга Большого Макинтоша.</text:p>
      <text:p text:style-name="P50"><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2">– </text:span>Починил телегу. Только молчок про самогон, раз уж ты в курсе. <text:span text:style-name="T12">– </text:span>я разлил сидр по чашкам.</text:p>
      <text:p text:style-name="P50"><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2">– </text:span>Эт-то ты наз-зваи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2">– У </text:span>тебя такая смешная мордочка! <text:span text:style-name="T12">– </text:span>захихикали Пинки, покачиваясь. <text:span text:style-name="T12">– </text:span>Как будто ты <text:span text:style-name="T66">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2">– </text:span>Эм-м… Скажи-ка мне, мой друг П-п-пинки… Легенда про фаэри <text:span text:style-name="T16">— </text:span><text:span text:style-name="T66">эт правда?</text:span></text:p>
      <text:p text:style-name="P50"><text:span text:style-name="T16">– </text:span><text:span text:style-name="T66">Какая из? Их много, вообще-то. Ик!</text:span></text:p>
      <text:p text:style-name="P50"><text:span text:style-name="T16">– </text:span><text:span text:style-name="T66">Про принцесс. Про то, что они фаэри, спустившиеся с неба во плоти, чтоб помогать пони управлять Эквестрией?</text:span></text:p>
      <text:p text:style-name="P50"><text:soft-page-break/><text:span text:style-name="T16">– Н</text:span><text:span text:style-name="T66">он-нон, </text:span><text:span text:style-name="T16">– </text:span><text:span text:style-name="T66">захихикала Пинки, взъерошив копытами розовые кудряшки и попытавшись соорудить из них бороду, </text:span><text:span text:style-name="T16">– </text:span><text:span text:style-name="T6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50"><text:span text:style-name="T16">– </text:span><text:span text:style-name="T66">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6">– </text:span><text:span text:style-name="T66">Ты что-о-о! Нельзя любить фаэри! Она похитит твоё сердце, и ты будешь искать её, пока не… </text:span><text:span text:style-name="T16">– </text:span><text:span text:style-name="T66">Пинки погрузилась в так и не съеденный салат «по-кантерлотски» и захрапела.</text:span></text:p>
      <text:p text:style-name="P50"><text:span text:style-name="T16">– </text:span><text:span text:style-name="T66">Пока не умру?</text:span></text:p>
      <text:p text:style-name="P50"><text:span text:style-name="T16">– </text:span><text:span text:style-name="T66">Нет, глупенький. </text:span><text:span text:style-name="T16">– </text:span><text:span text:style-name="T66">пробулькала Пинки из миски. </text:span><text:span text:style-name="T16">– </text:span><text:span text:style-name="T66">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3"><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3"><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3"><text:span text:style-name="T12">–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text:soft-page-break/>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3"><text:span text:style-name="T12">– </text:span>Сто-о-ой! <text:span text:style-name="T12">– </text:span>заорал я. <text:span text:style-name="T12">– </text:span>Выпрыгивай из бочки!!!</text:p>
      <text:p text:style-name="P53">Кобылка-пилот улыбнулась и постукала копытцем по шлему, показывая, что не слышит меня.</text:p>
      <text:p text:style-name="P53"><text:span text:style-name="T12">– </text:span>Выпрыгива-а-а… <text:span text:style-name="T12">–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2">– </text:span>Смотри, вот те и ответ на вопрос, куда деваются пони!</text:p>
      <text:p text:style-name="P53"><text:span text:style-name="T12">– </text:span>Где? <text:span text:style-name="T12">– </text:span>единорожка начала оглядываться.</text:p>
      <text:p text:style-name="P53"><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3"><text:span text:style-name="T12">– </text:span>И что? Я всё равно не пойму, куда деваются пони? И куда пропала Скуталу?</text:p>
      <text:p text:style-name="P53"><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3">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50"><text:soft-page-break/></text:p>
      <text:p text:style-name="P65">Приветствую тебя, мой маленький человек!</text:p>
      <text:p text:style-name="P65">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5">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5">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3">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5">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5"/>
      <text:p text:style-name="P45">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6. Мэйнхэттен</text:h>
      <text:p text:style-name="P86"/>
      <text:p text:style-name="P53"><text:span text:style-name="T12">–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2">– </text:span>Не отсылается. Глюк какой-то.</text:p>
      <text:p text:style-name="P53">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3"><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3"><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3"/>
      <text:p text:style-name="P54">***</text:p>
      <text:p text:style-name="P53"/>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3"><text:span text:style-name="T12">– </text:span>Это неправильно! <text:span text:style-name="T12">– </text:span>заявила Рэйнбоу Дэш, отвернувшись от окна.</text:p>
      <text:p text:style-name="P53"><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3"><text:span text:style-name="T12">– </text:span>Да я не про то! <text:span text:style-name="T12">– </text:span>отмахнулась пегаска. <text:span text:style-name="T12">– </text:span>Посмотри на поле.</text:p>
      <text:p text:style-name="P53"><text:span text:style-name="T12">– </text:span>И что? Поле как поле.</text:p>
      <text:p text:style-name="P53"><text:span text:style-name="T12">– </text:span>Оно не убрано. <text:span text:style-name="T12">– </text:span>мрачно ответила пегаска. <text:span text:style-name="T12">–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2">– </text:span>У самого посёлка поля убраны. Наверняка дойдёт дело и до остальных.</text:p>
      <text:p text:style-name="P53"><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и предложил печеньку пегаске.</text:p>
      <text:p text:style-name="P53"><text:span text:style-name="T12">– </text:span>Спасибо, но от пинкиных плюшек у меня фланки округляются.</text:p>
      <text:p text:style-name="P53"><text:span text:style-name="T12">– </text:span>Да ладно тебе, Дэш! От одной не округлятся.</text:p>
      <text:p text:style-name="P53"><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2"> </text:span>Как будто…</text:p>
      <text:p text:style-name="P53"><text:span text:style-name="T12">– О</text:span>но и понятно, что поля не убраны. Откуда ж им быть убранными, когда на двух работающих пони целая толпа бездельников!</text:p>
      <text:p text:style-name="P53">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2">– </text:span>Они паслись… Ты можешь себе представить? Анон!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soft-page-break/></text:p>
      <text:p text:style-name="P53">…</text:p>
      <text:p text:style-name="P53"/>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2">–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2">– </text:span>Леди и джентльпони! Просьба не паниковать! Поезд дальше не идёт: впереди провал! <text:span text:style-name="T12">– </text:span>крикнул проводник.</text:p>
      <text:p text:style-name="P53"><text:span text:style-name="T12">– </text:span>Какой ещё, в дышло, провал? Я проезжал тут два дня назад!</text:p>
      <text:p text:style-name="P53"><text:span text:style-name="T12">– </text:span>Безобразие! Верните мне деньги за билет!</text:p>
      <text:p text:style-name="P53"><text:span text:style-name="T12">– </text:span>Как вы смеете! Я опоздаю в порт! <text:s/><text:span text:style-name="T12">–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2">– </text:span>Дэш, нам надо на ту сторону.</text:p>
      <text:p text:style-name="P53"><text:span text:style-name="T12">– </text:span>Нет проблем. Я могу тебя перенести.</text:p>
      <text:p text:style-name="P53">Я с сомнением посмотрел на пегаску. Дэш в холке была мне по пояс.</text:p>
      <text:p text:style-name="P53"><text:span text:style-name="T12">–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3"><text:soft-page-break/>Мля.</text:p>
      <text:p text:style-name="P53"><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2">– </text:span>Я чувствую, что только что упустил отличную возможность отлить на вселенную!</text:p>
      <text:p text:style-name="P53"/>
      <text:p text:style-name="P54">***</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8">– </text:span><text:span text:style-name="T52">прочитал охранник, близоруко щурясь.</text:span></text:p>
      <text:p text:style-name="P53"><text:span text:style-name="T12">– </text:span>Удостоверение личности предъявлять? <text:span text:style-name="T12">– </text:span>осведомился я.</text:p>
      <text:p text:style-name="P53"><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3">Дэш, ни слова не говоря, прислонила ухо к двери.</text:p>
      <text:p text:style-name="P53"><text:span text:style-name="T12">– </text:span>Будешь смеяться, но именно этим он и занят. Вызывает полицию по телефону. <text:span text:style-name="T12">– </text:span>сообщила пегаска.</text:p>
      <text:p text:style-name="P53"><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2">– </text:span>Сколько у нас времени?</text:p>
      <text:p text:style-name="P53">Дэш почесала в затылке.</text:p>
      <text:p text:style-name="P53"><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2">– </text:span>Тогда давай сначала обыщем контору. Если уж полиция всё равно едет сюда, так пусть у них хотя бы будет повод!</text:p>
      <text:p text:style-name="P53"><text:soft-page-break/></text:p>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3"><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3">Снаружи послышался вой сирены и цокот множества копыт.</text:p>
      <text:p text:style-name="P53"><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2">– </text:span>Это твои двадцать минут? <text:span text:style-name="T12">– </text:span>возмутился я. <text:span text:style-name="T12">– </text:span>Да ещё и десяти не прошло!</text:p>
      <text:p text:style-name="P53">Дэш вымучено скривилась.</text:p>
      <text:p text:style-name="P53"><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3">Я разбил топором стеклянные дверцы прибора и вытащил рубины.</text:p>
      <text:p text:style-name="P53"><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3">Пегаска отрицательно помотала головой.</text:p>
      <text:p text:style-name="P53"><text:span text:style-name="T12">– </text:span>Ну уж фигушки. Я тебя тут не оставлю.</text:p>
      <text:p text:style-name="P53"><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2">– Н</text:span>е тупи! <text:span text:style-name="T12">– </text:span>упрямо мотнула головой пегаска. <text:span text:style-name="T12">–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2">– </text:span>Быстро за мной! <text:span text:style-name="T12">–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2">– Ю-</text:span>хууу<text:span text:style-name="T12">!!!</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text:soft-page-break/>На последнем этаже пегаска стояла в коридоре, с сомнением обозревая ряд дверей.</text:p>
      <text:p text:style-name="P53"><text:span text:style-name="T12">–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2">– Анон</text:span>, подвинься!</text:p>
      <text:p text:style-name="P53">Пегаска оттеснила меня крупом и повернулась к двери задом.</text:p>
      <text:p text:style-name="P53"><text:span text:style-name="T12">–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2">– </text:span>Ты чего на меня так уставился? <text:span text:style-name="T12">– </text:span>подозрительно спросила пегаска.</text:p>
      <text:p text:style-name="P53"><text:span text:style-name="T12">– </text:span>Да так… Не ожидал, что ты такая…</text:p>
      <text:p text:style-name="P53"><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2">– </text:span>Ты! Не! По! Нял! Те! Бе! Не! Льзя! Тут! Ос! Та! ВАТЬСЯ!!! <text:span text:style-name="T12">–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Таких ругательств, что раздались через мгновение, ты ещё в Эквестрии не слыхал, Анон!</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2">–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3"><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2">–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2">–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2">– </text:span>Так-так, посмотрим, что тут у нас. Ага. Гм. Это наверняка тот монстр-примат, о котором писали в газетах. Занятно.</text:p>
      <text:p text:style-name="P53">Я крутился в левитационном поле перед единорожкой как некий диковинный экспонат из шоу уродцев.</text:p>
      <text:p text:style-name="P53"><text:span text:style-name="T12">– </text:span>А это у нас кто? Гм-м. Пегаска. Вот так раз! Рэйнбоу Дэш! Какими судьбами?</text:p>
      <text:p text:style-name="P53"><text:span text:style-name="T12">– </text:span>ТРИКСИ! <text:span text:style-name="T12">– <text:s/></text:span>фейсхуфнула Дэш. <text:span text:style-name="T12">– </text:span>Во имя Селестии, ЧТО ты тут делаешь?!!</text:p>
      <text:p text:style-name="P53"><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3"><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3"><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3"><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2">– </text:span>Ей ведь нельзя рассказывать, да?</text:p>
      <text:p text:style-name="P53"><text:span text:style-name="T12">– </text:span>Нельзя. <text:span text:style-name="T12">– </text:span>подтвердил я. <text:span text:style-name="T12">–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oft-page-break/><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3"><text:span text:style-name="T12">– </text:span>ОГО!</text:p>
      <text:p text:style-name="P53">Единорожка аж села на крыльцо от удивления.</text:p>
      <text:p text:style-name="P53"><text:span text:style-name="T12">– </text:span>Представлем себе, ЧТО вы скрываете, если ты готова на ТАКОЕ! Признаюсь, тебе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2">– </text:span>Мы приняли решение не выдавать вас полиции в обмен на то, что вы расскажете нам о вашей секретной миссии!</text:p>
      <text:p text:style-name="P53"><text:span text:style-name="T12">– </text:span>Не пойдёт! <text:span text:style-name="T12">– </text:span>заявил я. <text:span text:style-name="T12">– </text:span>Я уже сказал, что это тайна. Мне добавить нечего.</text:p>
      <text:p text:style-name="P53"><text:span text:style-name="T12">– </text:span>Да неужели? <text:span text:style-name="T12">– </text:span>захлопала ресницами Трикси. <text:span text:style-name="T12">–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0"/>
      <text:p text:style-name="P53"><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3"><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2">– </text:span>Стой! Что ты там сказала о Селестии? Куда она исчезла?</text:p>
      <text:p text:style-name="P53">Трикси молча левитировала мне газеты с трюмо.</text:p>
      <text:p text:style-name="P53">…</text:p>
      <text:p text:style-name="P53">Ох, фак! Фак-фак-фак!!!</text:p>
      <text:p text:style-name="P53">«<text:span text:style-name="T33">Исчезновение дневной главы диархии: Эквестрия в панике!</text:span>» (статья двухдневной давности).</text:p>
      <text:p text:style-name="P53">«<text:span text:style-name="T3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3">«<text:span text:style-name="T3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33">Да отстаньте же вы от меня! Он сказал, что ест пони, но я этого НЕ ВИДЕЛА!!!</text:span>»).</text:p>
      <text:p text:style-name="P53">«<text:span text:style-name="T3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3">«<text:span text:style-name="T3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0"><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3"><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3">Я зажал голову в ладонях и застонал, покачиваясь из стороны в сторону.</text:p>
      <text:p text:style-name="P53"><text:span text:style-name="T12">– Анон</text:span>?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3">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3"/>
      <text:p text:style-name="P53">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3">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40">–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3">Дэш в отчаянии стала трясти меня. При последних её словах у меня в мозгу зажглась лампочка.</text:p>
      <text:p text:style-name="P53">Флаттершай. Эпплджек. Рэрити. Пинки Пай. Твайлайт. Рэйнбоу Дэш. Бинго!</text:p>
      <text:p text:style-name="P53">МУ-ХА-ХА!</text:p>
      <text:p text:style-name="P53">Кажется, ты знаешь, как показать фак провидению, Анон! The <text:span text:style-name="T12">Show must go on!</text:span></text:p>
      <text:p text:style-name="P53">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единорожку, поднимаясь с пола.</text:span></text:p>
      <text:p text:style-name="P40">– <text:span text:style-name="T1">О, да! Великая и могучая Трикси держит слово!</text:span></text:p>
      <text:p text:style-name="P53">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4"/>
      <text:p text:style-name="P53">– Ы! Ы! Ы! Ы! Ы!</text:p>
      <text:p text:style-name="P53">Дэш стучала лбом о сосну с такой силой, что на неё сверху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text:soft-page-break/>–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Ещё лучше, чем почесушки!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ты очень неустойчиво сидишь! Не сердись!</text:p>
      <text:p text:style-name="P53">Я покровительно похлопал пегаску по шее.</text:p>
      <text:p text:style-name="P53">–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вторично.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Анон, залазь в фургон. Там впереди какой-то посёлок. Купим еды и узнаем новости.</text:p>
      <text:p text:style-name="P53"/>
      <text:p text:style-name="P54">***</text:p>
      <text:p text:style-name="P53"/>
      <text:p text:style-name="P53">День спустя…</text:p>
      <text:p text:style-name="P53"/>
      <text:p text:style-name="P53">«<text:span text:style-name="T33">Добро пожаловать в Груммингтон! Вам здесь рады!</text:span></text:p>
      <text:p text:style-name="P53"><text:span text:style-name="T33">Население города </text:span><text:span text:style-name="T69">302 пони</text:span><text:span text:style-name="T33">.</text:span></text:p>
      <text:p text:style-name="P53"><text:span text:style-name="T69">250 пони</text:span><text:span text:style-name="T33">.</text:span></text:p>
      <text:p text:style-name="P53"><text:span text:style-name="T69">125 поней</text:span><text:span text:style-name="T33">.</text:span></text:p>
      <text:p text:style-name="P53"><text:span text:style-name="T33">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
      <text:p text:style-name="P53">«…<text:span text:style-name="T2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6"><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Не знаю, зачем я перед тобой оправдываюсь? Ладно.</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Анон. </text:span><text:span text:style-name="T29">Дружба </text:span><text:span text:style-name="T43">—</text:span><text:span text:style-name="T29"> </text:span><text:span text:style-name="T3">э</text:span><text:span text:style-name="T29">то, </text:span><text:span text:style-name="T71">так её </text:span><text:span text:style-name="T3">разэтак</text:span><text:span text:style-name="T71">,</text:span><text:span text:style-name="T29"> магия!</text:span></text:p>
      <text:p text:style-name="Standard"><text:span text:style-name="T29">P.S. Мне тебя не хватает. Сильно.</text:span><text:span text:style-name="T61">»</text:span></text:p>
      <text:p text:style-name="P53"/>
      <text:p text:style-name="P53">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text:soft-page-break/>Я сел рядом с пегаской, обнял её и легонько встряхнул.</text:p>
      <text:p text:style-name="P53">–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3">Пегаска фейсхуфнула. Я прижал её к себе и успокаивающе гладил по гриве.</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 У меня есть одно соображение, хочу проверить.</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Пегасы же держатся в воздухе, не в последнюю очередь, за счёт магии. Одних крыльев ведь недостаточно? Правильно?</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3">– Анон?</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вместе, что бы ни случилось. Обещаю тебе.</text:p>
      <text:p text:style-name="P53">Пегаска утешилась и замерла, глядя в огонь. Время от времени она горько всхлипывала, сотрясаясь всем телом.</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Анон?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
      <text:p text:style-name="P53">…</text:p>
      <text:p text:style-name="P53"/>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9">37 пни</text:span></text:p>
      <text:p text:style-name="P74">24пн</text:p>
      <text:p text:style-name="P74">15</text:p>
      <text:p text:style-name="P53"><text:soft-page-break/><text:span text:style-name="T33">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3">«<text:span text:style-name="T33">Добро пожаловать в Груммингтон! Вам здесь рады!</text:span></text:p>
      <text:p text:style-name="P53"><text:span text:style-name="T33">Население города </text:span><text:span text:style-name="T69">302 пони</text:span><text:span text:style-name="T33">.</text:span></text:p>
      <text:p text:style-name="P53"><text:span text:style-name="T69">250 пони</text:span><text:span text:style-name="T33">.</text:span></text:p>
      <text:p text:style-name="P53"><text:span text:style-name="T69">125 поней</text:span><text:span text:style-name="T33">.</text:span></text:p>
      <text:p text:style-name="P53"><text:span text:style-name="T33">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Анон!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Анон,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text:soft-page-break/>18. Филлидельфия</text:h>
      <text:p text:style-name="P40"/>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3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6">».</text:span> «<text:span text:style-name="T33">Провинция пустеет: репортаж из обеспоневшего посёлка</text:span>». «<text:span text:style-name="T33">Нехватка пегасов-погодников: указ принцессы Луны разрешает набор в погодные команды пегасов без лётных аттестатов</text:span>». «<text:span text:style-name="T3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3">–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text:soft-page-break/>– Хмм. Понимаю, к чему ты клонишь.</text:p>
      <text:p text:style-name="P53">Пегаска критически оглядела меня.</text:p>
      <text:p text:style-name="P53">–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 Ты слишком стар для таких шуток, Анон!</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3">– Бггг! – <text:s/>заржала пегаска. – Анон,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Пегаска прижала уши и съёжилась.</text:p>
      <text:p text:style-name="P53">– Помнишь, я разревелась в Груммингтоне?</text:p>
      <text:p text:style-name="P53">– Ну да, было дело.</text:p>
      <text:p text:style-name="P53">– Забудь про это!</text:p>
      <text:p text:style-name="P53"><text:soft-page-break/>– Почему? – озадачился я. – Ты тогда была такой милой тогда.</text:p>
      <text:p text:style-name="P53">Дэш покраснела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идя меня впервые.</text:p>
      <text:p text:style-name="P53">– Ты имеешь ввиду, что тебе утром некому сказать: «Привет, хорошего дня»?</text:p>
      <text:p text:style-name="P53">– Да, примерно это я и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 Нос её практически упёрся в мой.</text:p>
      <text:p text:style-name="P53">– Анон! В Эквестрии у тебя всегда будут друзья, что бы ни случилось! Обещаю!</text:p>
      <text:p text:style-name="P53">Я растроганно обнял пегаску и погладил её по шее.</text:p>
      <text:p text:style-name="P53">– Спасибо, Дэш. Это просто здорово!</text:p>
      <text:p text:style-name="P53"/>
      <text:p text:style-name="P53">…</text:p>
      <text:p text:style-name="P53"/>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3">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ей вернут его стоимость из казны.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то пятьдесят фунтов. – больший из двух котелков отправился в провал.</text:p>
      <text:p text:style-name="P53">– Я могу тянуть тебя, когда ты весишь сто восемьдесят фунтов. – половина наших запасов картошки ухнула следом.</text:p>
      <text:p text:style-name="P53">– Я могу тащить тебя, когда ты весишь двести! – насос и запасное колесо к самокату улетели туда же.</text:p>
      <text:p text:style-name="P53">–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3">– Погоди, Дэш, консервы-то не выкидывай! Ты ж сама говорила, что только-только размялась и всё такое. <text:span text:style-name="T70">И товары</text:span> вовсе<text:span text:style-name="T70"> не </text:span>бесплатные<text:span text:style-name="T70"> <text:s/></text:span>— я оставлял в магазинах деньги! — последние, кстати. Дай, я сам отберу припасы…</text:p>
      <text:p text:style-name="P53"/>
      <text:p text:style-name="P53">…</text:p>
      <text:p text:style-name="P53"/>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6">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Ано-о-он! Ано-о-он! Ано-о-он!</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3">…</text:p>
      <text:p text:style-name="P53"/>
      <text:p text:style-name="P53">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Ано-о-он! Ано-о-он!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Анон?!!</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3">–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коснувшись своими губами моих.</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Анон.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километров, и на этом выдохнусь. Что неудивительно, учитывая тот образ жизни, что я вёл в прошлом мире.</text:p>
      <text:p text:style-name="P53"><text:span text:style-name="T12">–</text:span> А какой у тебя там был образ жизни?</text:p>
      <text:p text:style-name="P53"><text:span text:style-name="T12">–</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2">–</text:span> Лягать-колотить! Ты сидел в тюрьме? За что тебя посадили?</text:p>
      <text:p text:style-name="P53"><text:span text:style-name="T12">–</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покачала головой. Её грива щекотала мне шею.</text:p>
      <text:p text:style-name="P53"><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5">пишешь</text:span><text:span text:style-name="T54">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3"><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Пегаска густо покраснела.</text:p>
      <text:p text:style-name="P55"/>
      <text:p text:style-name="P54">***</text:p>
      <text:p text:style-name="P53"/>
      <text:p text:style-name="P53"><text:soft-page-break/>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5">Пегаска <text:span text:style-name="T12">сконфужено</text:span> заметила:</text:p>
      <text:p text:style-name="P55">– Я в этих краях впервые. И обычно я путешествую по воздуху или поездом.</text:p>
      <text:p text:style-name="P55">Я фейспалмнул, вспоминая выкинутые в провал припасы.</text:p>
      <text:p text:style-name="P55">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5">– Ну что, отправляемся? – Дэш свесилась с носа, глядя в зеленоватую воду. – Как лодку назовёшь, кэп?</text:p>
      <text:p text:style-name="P55">– «Две банки». – буркнул я.</text:p>
      <text:p text:style-name="P41"/>
      <text:p text:style-name="P41">…</text:p>
      <text:p text:style-name="P41"/>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5">Я оглянулся. Дэш опустила глаза. На мордочке застыло выражение печали.</text:p>
      <text:p text:style-name="P55">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5">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5"><text:soft-page-break/>– Анон.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0">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2">—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4">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2">– </text:span>Выф-выф-вуф! <text:span text:style-name="T12">– </text:span>возразил я.</text:p>
      <text:p text:style-name="P55">Отпихнув от лица живот пегаски и выплюнув шерсть, я продолжил.</text:p>
      <text:p text:style-name="P55"><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2">– </text:span>Дэш, я знаю. Просто не могу о ней забыть.</text:p>
      <text:p text:style-name="P55">Пегаска тяжело поднялась.</text:p>
      <text:p text:style-name="P55"><text:span text:style-name="T12">– </text:span>Везёт же некоторым. <text:span text:style-name="T12">– </text:span>пробормотала она, раскрывая крылья для просушки.</text:p>
      <text:p text:style-name="P55">…</text:p>
      <text:p text:style-name="P55"><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9">– А</text:span><text:span text:style-name="T4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oft-page-break/><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2">. </text:span><text:span text:style-name="T36">Я не могу навязать тебе чувств…</text:span><text:span text:style-name="T32"> </text:span><text:span text:style-name="T36">Но если бы ты хотя бы согласился на физический контакт. Может быть, этого хватило бы, чтобы ты излечился.</text:span></text:p>
      <text:p text:style-name="P4">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oft-page-break/><text:span text:style-name="T12">– </text:span>Хорошо, пусть это будет моей фантазией. А ты правда принимаешь меня?</text:p>
      <text:p text:style-name="P4"><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5"/>
      <text:h text:style-name="Heading_20_2" text:outline-level="2">19. <text:span text:style-name="T1">Понивилль. Фейс-контроль </text:span></text:h>
      <text:p text:style-name="P41"/>
      <text:p text:style-name="P55"><text:soft-page-break/>«<text:span text:style-name="T3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3">Нехватка погодных пегасов: Вондерболты перешли к круглосуточной вахте</text:span>». «<text:span text:style-name="T33">Общественные работы: распоряжением принцессы Луны работы по строительству мостов через провалы расширены и на субботу</text:span>». «<text:span text:style-name="T3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2">–</text:span> Про меня таки забыли. Отлично.</text:p>
      <text:p text:style-name="P55"><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5"><text:span text:style-name="T12">–</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2">– </text:span>Твайлайт, привет! Мы вернулись! <text:span text:style-name="T12">–</text:span> я широко улыбнулся и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2">– К</text:span>АКОГО ХУЯ?!! Твайлайт, ёб твою понимать, ты чё творишь? <text:span text:style-name="T12">– </text:span>я вцепился в ручку двери.</text:p>
      <text:p text:style-name="P55"><text:span text:style-name="T12">– </text:span>Твайли, ты чего? <text:span text:style-name="T12">– </text:span>брыкалась Дэш. <text:span text:style-name="T12">– </text:span>Немедленно опусти меня на пол!</text:p>
      <text:p text:style-name="P55"><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text:span text:style-name="T96">и</text:span>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text:soft-page-break/>Единорожка отвернулась к стеклянному шкафу и стала рыться в нём.</text:p>
      <text:p text:style-name="P55"><text:span text:style-name="T12">–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2">– </text:span>Твайлайт, не смей! <text:span text:style-name="T12">– </text:span>хриплым от ужаса голосом прошептал я. <text:span text:style-name="T12">– </text:span>Я тебе потом сниться буду!</text:p>
      <text:p text:style-name="P55"><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5">Скальпель с огромной скоростью метнулся ко мне.</text:p>
      <text:p text:style-name="P55"><text:span text:style-name="T12">– </text:span>А-А-А-А-А-А!</text:p>
      <text:p text:style-name="P55">Вжик-вжи<text:span text:style-name="T97">к</text:span>-вжик!</text:p>
      <text:p text:style-name="P55">Лоскутья одежды полетели на пол. Я лежал на столе нагой, как новорождённый, и орал соответственно.</text:p>
      <text:p text:style-name="P55"><text:span text:style-name="T12">– О</text:span>у! <text:span text:style-name="T70">Что-то новенькое! </text:span>Это надо задокументировать, <text:span text:style-name="T97">хи-хи</text:span>.</text:p>
      <text:p text:style-name="P55">Невесть откуда взявшийся фотоаппарат сделал несколько снимков моего естества в разных ракурсах.</text:p>
      <text:p text:style-name="P55"><text:span text:style-name="T12">– </text:span>Хрен-то тебе зачем? <text:span text:style-name="T12">– </text:span>с бессильной злостью спросил я. <text:span text:style-name="T12">– </text:span><text:span text:style-name="T70">Т</text:span>ы собираешься устроить филиал порнхаба для пони-извращенцев?</text:p>
      <text:p text:style-name="P55"><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2">– </text:span>А если попроще?</text:p>
      <text:p text:style-name="P55"><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5"><text:span text:style-name="T12">– М</text:span>агнетрон вводит в резонанс только частицы магического субстрата. Тебе не о чём волноваться! Я абсолютно в этом уверена!</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oft-page-break/><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1"/>
      <text:p text:style-name="P42">***</text:p>
      <text:p text:style-name="P42"/>
      <text:p text:style-name="P55"><text:span text:style-name="T12">–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2">–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2">– </text:span>А-А-А-А-А-А!!!</text:p>
      <text:p text:style-name="P55"/>
      <text:p text:style-name="P59">***</text:p>
      <text:p text:style-name="P59"/>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2">– </text:span>Никогда, слышишь, никогда больше не смей подымать меня…</text:p>
      <text:p text:style-name="P55"><text:span text:style-name="T12">– </text:span>Откуда я знала, что резонансное заклинание так среагирует на…</text:p>
      <text:p text:style-name="P55"><text:span text:style-name="T12">– А</text:span>нон? <text:span text:style-name="T12">– </text:span>пегаска заметила, что я открыл глаза. <text:span text:style-name="T12">– </text:span>Ты в порядке?</text:p>
      <text:p text:style-name="P55">Я издал нечто среднее между брачным рёвом лося и стоном умирающего слона.</text:p>
      <text:p text:style-name="P55"><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2">– </text:span>Итак, мы:</text:p>
      <text:p text:style-name="P55">а) Имеем резонаторные рубины для ускорителя.</text:p>
      <text:p text:style-name="P55"><text:soft-page-break/>б) После исчезновения принцессы Селестии, не имеем <text:s/>возможности контролировать усиленное ускорителем <text:s/>заклинание Прозрения.</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5"><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5"><text:span text:style-name="T12">– </text:span>Тебе-то на Понивилль точно махать! <text:span text:style-name="T12">– </text:span>огрызнулась фермерша. <text:span text:style-name="T12">– Т</text:span>вой дом, поди, не зацепит.</text:p>
      <text:p text:style-name="P55"><text:span text:style-name="T12">– </text:span>Что ты сказала? А ну, повтори? <text:span text:style-name="T12">– </text:span>взвилась пегаска.</text:p>
      <text:p text:style-name="P55"><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5"><text:span text:style-name="T12">– </text:span>Ась?</text:p>
      <text:p text:style-name="P55"><text:span text:style-name="T12">– </text:span>Что?</text:p>
      <text:p text:style-name="P55"><text:span text:style-name="T12">– </text:span>Какой? <text:span text:style-name="T12">– </text:span>разом <text:span text:style-name="T12">о</text:span>бернулась ко мне компания.</text:p>
      <text:p text:style-name="P55"><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5"><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5"><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2">– </text:span>Рэр, иногда лучше жевать, чем говорить. Вот честно!</text:p>
      <text:p text:style-name="P55"><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Я прыгал на одной ноге, натягивая джинсы.</text:p>
      <text:p text:style-name="P55"><text:span text:style-name="T12">– </text:span>Они лежали в нагрудном кармане рубашки.</text:p>
      <text:p text:style-name="P55">Твайлайт отвлеклась от доски.</text:p>
      <text:p text:style-name="P55"><text:span text:style-name="T12">–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oft-page-break/><text:span text:style-name="T12">– </text:span>Вот, прибрался малёхо. Но с потолка сажу ещё не успел счистить, там стремянка нужна.</text:p>
      <text:p text:style-name="P55"><text:span text:style-name="T12">– </text:span>Спайки-Вайки, не выкидывай одежду, пожалуйста. В ней должны быть рубины.</text:p>
      <text:p text:style-name="P55"><text:span text:style-name="T12">– </text:span>Какие ещё рубины? <text:span text:style-name="T12">– </text:span>переспросил Спайк и зажевал быстрее.</text:p>
      <text:p text:style-name="P55"><text:span text:style-name="T12">–</text:span> Резонаторные! <text:span text:style-name="T12">–</text:span> холодея, ответил я. <text:span text:style-name="T12">– </text:span>В кармане рубашки должны лежать четыре кристалла.</text:p>
      <text:p text:style-name="P55"><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5">…</text:p>
      <text:p text:style-name="P55"/>
      <text:p text:style-name="P55"><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2">– Н</text:span>он-нон? Ты сейчас правильный, или нет?</text:p>
      <text:p text:style-name="P55"><text:span text:style-name="T12">– А</text:span>нон, ты как? Тебе уже лучше? <text:span text:style-name="T12">– </text:span>в прямоугольнике появилась голова Рэйнбоу Дэш.</text:p>
      <text:p text:style-name="P55"><text:span text:style-name="T12">– </text:span>Фигурально выражаясь, ты в себе? <text:span text:style-name="T12">– </text:span>вклинилась между ними Твайлайт Спаркл.</text:p>
      <text:p text:style-name="P55"><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2">– </text:span>Отпустите. Я уже правильный. <text:span text:style-name="T12">–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5"><text:span text:style-name="T12">– </text:span>Спайк!!! Немедленно… <text:s/>сбегай к Кейкам за выпечкой! Нам всем нужно успокоиться.</text:p>
      <text:p text:style-name="P55"><text:span text:style-name="T12">– </text:span>Уже бегу!</text:p>
      <text:p text:style-name="P55"/>
      <text:p text:style-name="P59">***</text:p>
      <text:p text:style-name="P55"/>
      <text:p text:style-name="P55">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5"><text:span text:style-name="T12">– </text:span>Не беспокойся, всё просчитано. Я уверена, я подчёркиваю, я абсолютно уверена в безопасности эксперимента!</text:p>
      <text:p text:style-name="P55"><text:span text:style-name="T12">– </text:span>Ой, шо-то мне нехорошо становится, когда ты так говоришь…</text:p>
      <text:p text:style-name="P55"><text:span text:style-name="T12">– </text:span>Девочки, приготовились! Начинаю обратный отсчёт! Десять! Девять! Восемь! Семь!</text:p>
      <text:p text:style-name="P55"><text:soft-page-break/>Гудение синхрофазотрона усилилось. Картинка у меня перед глазами поплыла.</text:p>
      <text:p text:style-name="P55"><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20. <text:span text:style-name="T1">Большое Откровение</text:span></text:h>
      <text:p text:style-name="P41"/>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правляюсь через пропасть.</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5"/>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
      <text:p text:style-name="P55">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5">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2">– </text:span>А-а-а, ты всё-таки пришёл… <text:span text:style-name="T12">–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oft-page-break/><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5"><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5"><text:span text:style-name="T12">–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2">–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2">– </text:span>Сожалеем, что не можем убить тебя.</text:p>
      <text:p text:style-name="P55">Обернувшись я встречаюсь с рогом аликорницы, нацеленным мне в грудь.</text:p>
      <text:p text:style-name="P55"><text:span text:style-name="T12">–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2">– </text:span>Но что в Нашей власти — так это вышвырнуть тебя отсюда!</text:p>
      <text:p text:style-name="P55">Я снова отступаю. Я помню, что балкон метра три в ширину и без перил. И хоть я осознаю, что это сон, мне страшно до онемения.</text:p>
      <text:p text:style-name="P55"><text:span text:style-name="T12">–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2">– </text:span>Кимеринн погиб, чтобы ты жил.</text:p>
      <text:p text:style-name="P55">Шаг назад.</text:p>
      <text:p text:style-name="P55"><text:span text:style-name="T12">– </text:span>Сел осталась без магии и развоплотилась из-за тебя.</text:p>
      <text:p text:style-name="P55">Шаг назад.</text:p>
      <text:p text:style-name="P55"><text:span text:style-name="T12">– </text:span>Столько надежд впустую. И, как финальная насмешка, ты увидишь гибель всего, что Нам дорого?! Не бывать этому! ПОШЁЛ ВОН!!!</text:p>
      <text:p text:style-name="P55">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сине-зелёную мглу, усыпанную звёздами.</text:p>
      <text:p text:style-name="P55"/>
      <text:p text:style-name="P55"><text:soft-page-break/>…</text:p>
      <text:p text:style-name="P41"/>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5">Я ВИЖУ!!! ПРОКЛЯТЬЕ, КАК ВСЁ ПРОСТО!!!</text:p>
      <text:p text:style-name="P55">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5"><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2">– </text:span>Как тебя зовут, малышка? Я постараюсь найти тебя. Может быть, ещё не поздно.</text:p>
      <text:p text:style-name="P55">Пегаска приветственно машет копытом.</text:p>
      <text:p text:style-name="P26"><text:span text:style-name="T46">– </text:span><text:span text:style-name="T35">Шейла! Шейла Блюскай! И я уже не малышка! </text:span><text:span text:style-name="T46">– </text:span><text:span text:style-name="T35">она тычет в кьютимарку в виде ластика, стирающего тучу.</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72"/>
      <text:p text:style-name="P59">***</text:p>
      <text:p text:style-name="P59"/>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oft-page-break/><text:span text:style-name="T49">–</text:span><text:span text:style-name="T40"> …чувствуешь, дорогая Рэрити?! Я могу чем-нибудь помочь? Вот, выпей воды! </text:span><text:span text:style-name="T49">–</text:span><text:span text:style-name="T40">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2">– </text:span>Ну <text:span text:style-name="T89">шо</text:span>? Увидел <text:span text:style-name="T89">шо</text:span>-нибудь, сахарок?</text:p>
      <text:p text:style-name="P55">Пони уставились на меня с надеждой.</text:p>
      <text:p text:style-name="P55"><text:span text:style-name="T12">– </text:span>Да.</text:p>
      <text:p text:style-name="P55">Откровение давило на психику как тонна кирпичей. Я не знал, что им сказать. Я не мог.</text:p>
      <text:p text:style-name="P55"><text:span text:style-name="T12">– П</text:span>ревосходно!</text:p>
      <text:p text:style-name="P55"><text:span text:style-name="T12">– </text:span>Это просто супер-дупер-здоровски-потрясно!</text:p>
      <text:p text:style-name="P55"><text:span text:style-name="T12">– </text:span>Йей!</text:p>
      <text:p text:style-name="P55"><text:span text:style-name="T12">– </text:span>Ю-ху!</text:p>
      <text:p text:style-name="P55"><text:span text:style-name="T12">– О</text:span>фигенно! Мы победили! <text:span text:style-name="T87">Анон</text:span>, ты молодец!</text:p>
      <text:p text:style-name="P55"><text:span text:style-name="T12">– </text:span>Замечательно! Секундочку, я приготовлю дневник…</text:p>
      <text:p text:style-name="P55">Восторг пони постепенно сменился ожиданием. Я молчал.</text:p>
      <text:p text:style-name="P55"><text:span text:style-name="T12">– </text:span>Эм-м? И что же ты увидел? <text:span text:style-name="T12">– </text:span>не выдержала Твайлайт.</text:p>
      <text:p text:style-name="P55"><text:span text:style-name="T12">– </text:span>Я… не могу сказать <text:span text:style-name="T87">этого</text:span>.</text:p>
      <text:p text:style-name="P55">Ожидание сменилось недоумением. Рэйнбоу Дэш насмешливо скривила губы.</text:p>
      <text:p text:style-name="P55"><text:span text:style-name="T12">– </text:span>Да ладно! Кончай прикалываться, <text:span text:style-name="T87">Анон</text:span>, мы же ждём! Шутка зачлась!</text:p>
      <text:p text:style-name="P55"><text:span text:style-name="T12">– </text:span>Не могу!!!</text:p>
      <text:p text:style-name="P55"/>
      <text:p text:style-name="P55">…</text:p>
      <text:p text:style-name="P55"/>
      <text:p text:style-name="P55">Молчание прервала Эпплджек.</text:p>
      <text:p text:style-name="P55"><text:span text:style-name="T12">– </text:span>Сахарок, с тобой всё в порядке?</text:p>
      <text:p text:style-name="P55">Дэш подошла ко мне вплотную, обняла <text:span text:style-name="T88">меня за</text:span> <text:span text:style-name="T88">шею</text:span> и прижалась нос к носу.</text:p>
      <text:p text:style-name="P55"><text:span text:style-name="T12">– </text:span><text:span text:style-name="T19">Анон</text:span>, ты чего? <text:span text:style-name="T12">– </text:span>прошептала она. <text:span text:style-name="T12">– </text:span>Тебя во сне кто-то заколдовал? Мигни мне правым глазом, если да.</text:p>
      <text:p text:style-name="P55">Я высвободился из объятий пегаски.</text:p>
      <text:p text:style-name="P55"><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2">– </text:span>Конски яблоки! Вот это поворот! А мне так хотелось узнать, <text:span text:style-name="T89">шо</text:span> за нечисть тут орудует!</text:p>
      <text:p text:style-name="P55"><text:span text:style-name="T12">– </text:span>Твай, а мне кажется, <text:span text:style-name="T89">Анона</text:span>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2">– </text:span>Дорогая, к слову о проверках: у меня уже кончилась джинсовая ткань на новый комплект одежды для <text:span text:style-name="T89">Анона</text:span>! Впрочем, может быть, ты хочешь, чтобы он ходил без одежды? Это было бы лю-бо-пыт-но!</text:p>
      <text:p text:style-name="P55"><text:span text:style-name="T12">– </text:span>Рэр, отвали!</text:p>
      <text:p text:style-name="P55"><text:soft-page-break/><text:span text:style-name="T12">– </text:span>Оу, какие страсти! Ладно-ладно, не сердись, дорогая, не мешаю!</text:p>
      <text:p text:style-name="P55"><text:span text:style-name="T12">– </text:span>А, может, не надо? Если <text:span text:style-name="T89">Анон, эм-м,</text:span> сказал, что боится за нас, то у него, наверное, есть причины. Давайте <text:s/>лучше разойдёмся по домам и, <text:span text:style-name="T90">эм-м, </text:span>подумаем. А соберёмся завтра. Когда придумаем что-нибудь. Или не завтра, а послезавтра. Или после-послезавтра. Или…</text:p>
      <text:p text:style-name="P55"><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2">– </text:span>Стойте!</text:p>
      <text:p text:style-name="P55">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5"><text:span text:style-name="T12">– </text:span>Ага, вот! Нашла! <text:span text:style-name="T91">Анон</text:span> прав! В «Заклинании Последнего Шанса» есть такое! <text:span text:style-name="T12">– </text:span>единорожка принялась зачитывать отрывок.</text:p>
      <text:p text:style-name="P55">…</text:p>
      <text:p text:style-name="P55">«<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9">и </text:span><text:span text:style-name="T14">слишком громко думать. И сообщить способ спасения — означает его разрушить.</text:span>»</text:p>
      <text:p text:style-name="P55">…</text:p>
      <text:p text:style-name="P55"><text:span text:style-name="T12">– </text:span>Ты хочешь сказать, если <text:span text:style-name="T91">Анон</text:span>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5">Пегаска сжала голову копытами. <text:span text:style-name="T91">Твайлайт просветлела мордочкой и подбежала к доске.</text:span></text:p>
      <text:p text:style-name="P55"><text:span text:style-name="T12">– </text:span>Это может быть случай так называемого «кота Шротингера». Никогда бы не подумала, что он мне встретится на практике!</text:p>
      <text:p text:style-name="P55"><text:span text:style-name="T91">Твайлайт</text:span> протёрла доску тряпочкой и нарисовала на ней коробку.</text:p>
      <text:p text:style-name="P55"><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5"><text:span text:style-name="T12">–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5"><text:span text:style-name="T12">– </text:span>Бедный котик. <text:span text:style-name="T12">– </text:span>прошептала Флаттершай.</text:p>
      <text:p text:style-name="P55">Я насторожился, услышав знакомое заклинание.</text:p>
      <text:p text:style-name="P55"><text:span text:style-name="T12">– </text:span>Стой! Откуда тебе известно про заклинание Стирания?</text:p>
      <text:p text:style-name="P55"><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5"><text:span text:style-name="T12">– </text:span>Гм. Ну ладно, продолжай.</text:p>
      <text:p text:style-name="P55"><text:span text:style-name="T12">– </text:span>Так вот, по условию эксперимента известно, что вероятность того, что кто-то откроет ящик, ненулевая.</text:p>
      <text:p text:style-name="P55"><text:span text:style-name="T12">– </text:span>И что это означает, дорогая? <text:span text:style-name="T12">– </text:span>спросила Рэрити.</text:p>
      <text:p text:style-name="P55"><text:span text:style-name="T12">– </text:span>Это значит, что кто-нибудь когда-нибудь обязательно откроет его.</text:p>
      <text:p text:style-name="P55"><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5"><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text:soft-page-break/>Твайлайт прокашлялась, отпила из графина и продолжила.</text:p>
      <text:p text:style-name="P55"><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2">–</text:span> То есть, ты хошь сказать, <text:span text:style-name="T92">шо</text:span> мы все — навроде этого кота, а <text:span text:style-name="T92">Анон</text:span> боится открыть ящик? <text:span text:style-name="T92">Шоб</text:span> мы не исчезли окончательно?</text:p>
      <text:p text:style-name="P55"><text:span text:style-name="T12">– </text:span>Нечто <text:span text:style-name="T92">вроде</text:span>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6"><text:span text:style-name="T12">– </text:span>Эм-м. Мне очень жаль, но ситуация ещё хуже. Всё примерно так, как Твайлайт описала. <text:span text:style-name="T92">Если я расскажу вам, в чём проблема с вами — вы, с большой вероятностью, тотчас же исчезнете. Я просто уверен в этом. Но самое плохое в том,</text:span> что я не знаю, <text:span text:style-name="T92">как вам помочь.</text:span> Совсем. Я не увидел разгадки во сне. Мне очень жаль. <text:span text:style-name="T92">Пони продолжат исчезать, а Эквестрия — разрушаться.</text:span></text:p>
      <text:p text:style-name="P55">…</text:p>
      <text:p text:style-name="P55"><text:span text:style-name="T12">– </text:span>Лягать! <text:span text:style-name="T12">– </text:span>выругалась Дэш. <text:span text:style-name="T12">– </text:span>Значит, наши усилия по доставке резонаторов пошли лесом.</text:p>
      <text:p text:style-name="P55"><text:span text:style-name="T12">–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2">– </text:span>Тихо! Спайк, будь добр, сбегай к Кейкам за выпечкой. Нам надо успокоиться. <text:span text:style-name="T92">Анон</text:span>, хоть про Селестию ты нам можешь рассказать?</text:p>
      <text:p text:style-name="P55"><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5"><text:span text:style-name="T12">– А </text:span>как ты узнал… <text:span text:style-name="T12">– </text:span>начала было единорожка, но её перебил напряжённый голос Спайка.</text:p>
      <text:p text:style-name="P55"><text:span text:style-name="T12">– </text:span>Твай! <text:span text:style-name="T12">– </text:span>дракончик стоял в дверях спиной к нам. <text:span text:style-name="T12">– </text:span>У нас гости.</text:p>
      <text:p text:style-name="P55">Спайк попятился назад. Дверь широко растворилась и в библиотеку вошла Луна.</text:p>
      <text:p text:style-name="P55"/>
      <text:h text:style-name="Heading_20_2" text:outline-level="2"><text:span text:style-name="T1">2</text:span>1.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5"><text:span text:style-name="T12">– </text:span><text:span text:style-name="T20">Анон</text:span>, беги!!!</text:p>
      <text:p text:style-name="P55">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5">Мы с пегаской застыли в синем левитационном поле и поплыли к Луне.</text:p>
      <text:p text:style-name="P55"><text:soft-page-break/><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 <text:span text:style-name="T93">Ты был несправделив к книгоежке, Анон!</text:span></text:p>
      <text:p text:style-name="P55"><text:span text:style-name="T12">–</text:span> Что? Мы не ослышались? ТЫ СМЕЕШЬ МЕШАТЬ НАМ?!!</text:p>
      <text:p text:style-name="P55">Нас опять потащило к Луне. Дэш подпёрла голову копытом, <text:span text:style-name="T93">закатила глаза и </text:span>скорчила скучающую мину.</text:p>
      <text:p text:style-name="P55"><text:span text:style-name="T12">–</text:span> Мне очень жаль, Ваше Высочество, но Селестия назначила <text:span text:style-name="T93">Анонимуса</text:span> МОИМ <text:span text:style-name="T97">начальником</text:span>, и этот приказ НИКТО не отменял! Он МОЙ!</text:p>
      <text:p text:style-name="P55">В голосе лавандовой единорожки звучал металл. Мы опять полетели к Твайлайт.</text:p>
      <text:p text:style-name="P55"><text:span text:style-name="T12">–</text:span> ДОВОЛЬНО! НАМ НАДОЕЛА ЭТА НЕПОКОРНОСТЬ! ПОЗНАЙ ГНЕВ ПРИНЦЕССЫ НОЧИ!!!</text:p>
      <text:p text:style-name="P55"><text:span text:style-name="T12">–</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5"><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5"><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5"><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oft-page-break/><text:span text:style-name="T12">– О</text:span>хренеть! <text:span text:style-name="T12">– </text:span>чертыхнулся Спайк. <text:span text:style-name="T12">– </text:span><text:s/>Твай, она создаёт сферу стихий!</text:p>
      <text:p text:style-name="P55"><text:span text:style-name="T12">– </text:span>Вижу! <text:span text:style-name="T12">– </text:span>донёсся голос единорожки из-под потолка. <text:span text:style-name="T12">– </text:span>Задействую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2">– </text:span>Погоди. У меня есть вариант получше.</text:p>
      <text:p text:style-name="P55">Я вылез из-под шкафа и попрыгал на одной ноге в центр зала.</text:p>
      <text:p text:style-name="P55"><text:span text:style-name="T12">– </text:span>Стойте! Прекратите! Да остановитесь же!!!</text:p>
      <text:p text:style-name="P55">Аликорница и шестёрка уставились на меня.</text:p>
      <text:p text:style-name="P55"><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5"><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5"><text:span text:style-name="T12">– </text:span>Как ты её назвал? <text:span text:style-name="T12">– </text:span>отвалилась челюсть у аликорницы.</text:p>
      <text:p text:style-name="P55"><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5"><text:span text:style-name="T12">– </text:span>Что? <text:span text:style-name="T12">–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2">– </text:span>Твайлайт, Дёрпи сказала, у тебя есть «Особенности поведения, питания и размножения приматов»? Я бы хотела её ненадолго… Ого!!!</text:p>
      <text:p text:style-name="P55">После долгой паузы тот же голос спросил:</text:p>
      <text:p text:style-name="P55"><text:span text:style-name="T12">– </text:span>Что тут случилось? Почему все висят в воздухе? И всё вот это?</text:p>
      <text:p text:style-name="P55">Голос Спайка откуда-то из подвала ответил:</text:p>
      <text:p text:style-name="P55"><text:span text:style-name="T12">– </text:span>Потому что Твайлайт остановила время. В радиусе девяти метров, как мне кажется. Или десяти.</text:p>
      <text:p text:style-name="P55"><text:soft-page-break/><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2">–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2">–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2">– </text:span>Эм-м, я вам подхожу?</text:p>
      <text:p text:style-name="P55"><text:span text:style-name="T12">– </text:span>КТО ТЫ? <text:span text:style-name="T98">ПРЕДСТАВЬСЯ!</text:span></text:p>
      <text:p text:style-name="P55"><text:span text:style-name="T12">– </text:span>Эм-м, Лира Хартстрингс, единорог. Я не то, чтобы маг, моя специализация — музыка…</text:p>
      <text:p text:style-name="P55"><text:span text:style-name="T12">– </text:span>ГОДИТСЯ! ТЫ ВИДИШЬ ТОЧКУ СИНГУЛЯРНОСТИ?</text:p>
      <text:p text:style-name="P55"><text:span text:style-name="T12">– </text:span>Эм-м?</text:p>
      <text:p text:style-name="P55">Голос Спайка пояснил:</text:p>
      <text:p text:style-name="P55"><text:span text:style-name="T12">– </text:span>Вон та яркая искорка над лестницей, у которой вся картинка искривляется.</text:p>
      <text:p text:style-name="P55"><text:span text:style-name="T12">– </text:span>Да! Вижу.</text:p>
      <text:p text:style-name="P55"><text:span text:style-name="T12">– </text:span>ТЕПЕРЬ ЛЕВИТИРУЙ ПРИМАТА В ТОЧКУ СИНГУЛЯРНОСТИ.</text:p>
      <text:p text:style-name="P55"><text:span text:style-name="T12">– </text:span>Чег<text:span text:style-name="T98">о-о-о</text:span>?!! <text:span text:style-name="T12">– </text:span>возопило моё малое сознание.</text:p>
      <text:p text:style-name="P55"><text:span text:style-name="T12">– </text:span>Эм-м… Зачем?</text:p>
      <text:p text:style-name="P55"><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5"><text:soft-page-break/><text:span text:style-name="T12">– </text:span>Вы даёте слово, что человеку не будет причинён вред? <text:span text:style-name="T12">– </text:span>голос Лиры обрёл непривычную твёрдость.</text:p>
      <text:p text:style-name="P55"><text:span text:style-name="T12">– </text:span>КАК ТЫ СМЕЕШЬ СОМНЕВАТЬСЯ В НАС, СВОЕЙ ПРИНЦЕССЕ?</text:p>
      <text:p text:style-name="P55"><text:span text:style-name="T12">– Я </text:span>не сомневаюсь в вас, Ваше Высочество… Потому и требую слова!</text:p>
      <text:p text:style-name="P55"><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2">– </text:span>Ну, блядь, спасибо! <text:span text:style-name="T12">– </text:span>подумал я.</text:p>
      <text:p text:style-name="P55"><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2">–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2">– </text:span>Итак, Мы ждём <text:span text:style-name="T12">– а</text:span>ликорница смотрела на меня выжидающе. <text:span text:style-name="T12">– Т</text:span>ы говорил, что знаешь, где искать <text:span text:style-name="T98">С</text:span>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2">– </text:span>Давай по-порядку. <text:span text:style-name="T12">– о</text:span>становила меня Луна. <text:span text:style-name="T12">– </text:span>С чего ты взял, что она в твоём мире?</text:p>
      <text:p text:style-name="P55">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text:span text:style-name="T99">Ей пришлось потратить все силы на то, чтобы вырвать тебя из лап твоего мира.</text:span>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2">– </text:span>Теперь ты понимаешь, почему Мы виним тебя в развоплощении сестры?</text:p>
      <text:p text:style-name="P55"><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5">Луна пристально взглянула на меня и понимающе склонила голову.</text:p>
      <text:p text:style-name="P55"><text:span text:style-name="T12">– </text:span>Мы знаем, иногда так бывает. Продолжай.</text:p>
      <text:p text:style-name="P55"><text:span text:style-name="T12">– </text:span>Ты ведь читала дневник Твайлайт о результатах эксперимента с заклинанием <text:span text:style-name="T99">Прозрения</text:span>? Вспомни запись сна Рэрити. Колонна пони, уходящих в <text:span text:style-name="T99">Ч</text:span>ёрный <text:span text:style-name="T99">Э</text:span>кран.</text:p>
      <text:p text:style-name="P55"><text:span text:style-name="T12">– </text:span>Да, помним.</text:p>
      <text:p text:style-name="P55"><text:span text:style-name="T12">– </text:span>Так вот, в той колонне, окружённая со всех сторон пони, стояла твоя сестра. Она стояла в очереди к <text:span text:style-name="T99">Ч</text:span>ёрному <text:span text:style-name="T99">Э</text:span>крану. А за экраном был мой мир. Я узнал его!</text:p>
      <text:p text:style-name="P55">В разговор встряла Твайлайт, до этого тихо стоявшая в сторонке.</text:p>
      <text:p text:style-name="P55"><text:span text:style-name="T12">– </text:span><text:span text:style-name="T22">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2">– </text:span><text:span text:style-name="T22">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text:span text:style-name="T99">душами </text:span>жител<text:span text:style-name="T99">ей</text:span>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text:span text:style-name="T99">Луна</text:span>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text:span text:style-name="T99">от Нас </text:span>ложь.</text:p>
      <text:p text:style-name="P55">Аликорница вернулась на место, воссоединившись с двойником.</text:p>
      <text:p text:style-name="P55"><text:soft-page-break/><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2">– </text:span>Очевидно, нам нужно проникнуть в мир <text:span text:style-name="T99">Анона</text:span>, отыскать там принцессу и вернуться с ней назад. Для проникновения и возврата можно воспользоваться коридором, проложенным из мира <text:span text:style-name="T99">Анона</text:span>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5">Луна сморщила нос при этих словах, но всё же кивнула.</text:p>
      <text:p text:style-name="P55"><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2">– </text:span>Я приглашу их. Они не откажутся.</text:p>
      <text:p text:style-name="P55"><text:span text:style-name="T12">– </text:span>Что ж, ещё одной проблемой меньше. Теперь нужно решить, как найти Сел. Кто-то должен отправиться за ней.</text:p>
      <text:p text:style-name="P55"><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5"><text:span text:style-name="T12">– </text:span>А если…</text:p>
      <text:p text:style-name="P55"><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5"><text:span text:style-name="T12">– </text:span>Остаётся ещё одна проблема. <text:span text:style-name="T12">– </text:span>тихо сказала <text:span text:style-name="T99">тёмная </text:span>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5"><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text:span text:style-name="T99">л</text:span>уне ещё в первую сотню лет. Мы выстояли только благодаря ей. Смешно, но выслав Нас на тысячу лет <text:span text:style-name="T99">в изгнание</text:span>, Сестра наказала больше себя, чем Нас. Впрочем, Сел никогда не отличалась сильной логикой.</text:p>
      <text:p text:style-name="P55"><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2">– </text:span>Почему же ты не смогла найти меня с его помощью?</text:p>
      <text:p text:style-name="P55">Аликорница смутилась.</text:p>
      <text:p text:style-name="P55"><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5"><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text:span text:style-name="T99">с подозрением</text:span>. Что она знает о нас с Сел?</text:p>
      <text:p text:style-name="P55"><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5"><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5"><text:span text:style-name="T12">– </text:span>А также совместить приятное с полезным. <text:span text:style-name="T12">– </text:span>не удержался я <text:span text:style-name="T100">от подколки</text:span>.</text:p>
      <text:p text:style-name="P50">Луна бросила на меня тяжёлый взгляд.</text:p>
      <text:p text:style-name="P53"><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7">–</text:span> Тогда зачем она..?</text:p>
      <text:p text:style-name="P50"><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Тревожная догадка окончательно сковала морозом душу.</text:p>
      <text:p text:style-name="P53"><text:span text:style-name="T18">–</text:span> А другие? Они тоже… давали мне потому, что считали меня последним шансом?</text:p>
      <text:p text:style-name="P53">У аликорницы отвалилась челюсть.</text:p>
      <text:p text:style-name="P53"><text:span text:style-name="T18">–</text:span> Другие? Кто ещё?<text:span text:style-name="T12"> </text:span>С кем ещё у тебя были… отношения?</text:p>
      <text:p text:style-name="P50"><text:span text:style-name="T17">–</text:span> С Рэйнбоу Дэш <text:span text:style-name="T17">–</text:span> ответил я несчастным голосом. <text:span text:style-name="T17">–</text:span> И, может быть, с Пинки.</text:p>
      <text:p text:style-name="P50"><text:span text:style-name="T17">–</text:span> А ты живчик. <text:span text:style-name="T17">–</text:span> удивлённо заметила Луна и нахмурилась.</text:p>
      <text:p text:style-name="P41"><text:soft-page-break/>– Я не виноват. – буркнул я. – Селестия вылечила меня от кучи болячек. <text:span text:style-name="T1">На почве общего оздоровления у</text:span> меня начался <text:span text:style-name="T100">жёстокий </text:span>спермотоксикоз.</text:p>
      <text:p text:style-name="P50"><text:span text:style-name="T17">– Что?!! – с недоверием воскликнула Луна. – Сестра никогда не умела лечить. И сейчас не умеет </text:span><text:span text:style-name="T67">—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text:span text:style-name="T1">виску</text:span> и закатила глаза.</text:p>
      <text:p text:style-name="P50"><text:span text:style-name="T17">– О небо! Теперь Мы понимаем, почему она так ослабела! Как это в стиле Сестры </text:span><text:span text:style-name="T67">— она готова отпилить себе крыло, дабы </text:span><text:span text:style-name="T68">защитить</text:span><text:span text:style-name="T67"> кого-то </text:span><text:span text:style-name="T68">от </text:span><text:span text:style-name="T67">солнц</text:span><text:span text:style-name="T68">а</text:span><text:span text:style-name="T67">!</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50"><text:span text:style-name="T17">– Заместительная терапия </text:span><text:span text:style-name="T6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5">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50"><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50">Аликорница фыркнула.</text:p>
      <text:p text:style-name="P50"><text:span text:style-name="T17">– </text:span><text:span text:style-name="T6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5"><text:span text:style-name="T12">– </text:span><text:span text:style-name="T23">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2">– </text:span>Спасибо, Дэш. Ты настоящий друг.</text:p>
      <text:p text:style-name="P55"><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53" text:outline-level="2"><text:soft-page-break/><text:span text:style-name="T1">22</text:span>. <text:span text:style-name="T1">Лучший</text:span> Гранд Галопин<text:span text:style-name="T1">г</text:span> Гала <text:span text:style-name="T1">в истории</text:span></text:h>
      <text:p text:style-name="P82"/>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2">– </text:span>Да <text:span text:style-name="T101">ш</text:span>о ж такое творится-то! Ни в жисть не поверю, <text:span text:style-name="T101">что</text:span>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2">– </text:span>Какая жалость, что это всё из-за вампирского мира! <text:span text:style-name="T12">– </text:span>пробормотала Рэрити. <text:span text:style-name="T12">– </text:span>Самое <text:span text:style-name="T101">бы </text:span>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2">– </text:span><text:span text:style-name="T24">Анон</text:span>, ты тут? <text:span text:style-name="T12">–</text:span>Дэш просунула нос в дверь, не дожидаясь отклика. <text:span text:style-name="T12">– </text:span>Ага, вот ты где! Я с тобой!</text:p>
      <text:p text:style-name="P55">Она швырнула перемётные сумки мне на постель и пошла к выходу.</text:p>
      <text:p text:style-name="P55"><text:span text:style-name="T12">– </text:span>Ну, чего застрял? Пошли скорее, а то на хавчик опоздаем! <text:span text:style-name="T12">–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1">…</text:p>
      <text:p text:style-name="P41"/>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2">– </text:span>Располагайтесь. <text:span text:style-name="T12">–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5"><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5"><text:span text:style-name="T12">– </text:span>Мы узнали у шеф-повара <text:span text:style-name="T101">С</text:span>естры о твоих кулинарных предпочтениях. <text:span text:style-name="T12">– у</text:span>лыбнулась мне Луна. <text:span text:style-name="T12">– </text:span>Не в обиду, но ты первый примат-<text:span text:style-name="T101">митарианец</text:span> на Нашей памяти. Насколько Нам известно, рацион обезьян состоит из фруктов и листьев бамбука.</text:p>
      <text:p text:style-name="P55">Я мило улыбнулся ей в ответ <text:span text:style-name="T101">и</text:span> закинул в рот пучок петрушки.</text:p>
      <text:p text:style-name="P55"><text:span text:style-name="T12">– </text:span>А ты первая на моей памяти лошадь, умеющая магичить.</text:p>
      <text:p text:style-name="P55">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5">Я выплюнул петрушку и взял кусок рыбы.</text:p>
      <text:p text:style-name="P41"><text:soft-page-break/>–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text:span text:style-name="T102">С</text:span>естрой замка. Нам нужно заново открыть коридор, по которому человек <text:span text:style-name="T102">Анонимус</text:span> прибыл к нам и переправить его обратно.</text:p>
      <text:p text:style-name="P58">– Прибыл к нам, ага. А я-то думал, <text:span text:style-name="T102">Сахарная Ватка</text:span> сама вытащила на нашу голову эту обезьяну из мухосранска. – <text:span text:style-name="T102">громко </text:span>прочавкал сам себе Дискорд.</text:p>
      <text:p text:style-name="P55">– <text:span text:style-name="T102">Анонимус</text:span>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text:span text:style-name="T102">т</text:span>е<text:span text:style-name="T102">л</text:span>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text:span text:style-name="T102">Наши</text:span>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text:span text:style-name="T103">Трейдишнс</text:span>.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2">***</text:p>
      <text:p text:style-name="P41"/>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text:span text:style-name="T104">мордочки</text:span>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text:soft-page-break/>–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text:span text:style-name="T105">шею</text:span>.</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7"/>
      <text:p text:style-name="P67"><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text:span text:style-name="T106">Э</text:span>кран, с каждым разом всё ближе. Я стараюсь спать как можно <text:span text:style-name="T106">меньше</text:span>, но надолго меня не хватит. На тот случай, если я не дождусь твоего возвращения, я прошу моего церемониймейстера, мисс <text:span text:style-name="T106">Трейдишнс</text:span>,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5">– Сел - Сел… Ну почему ты такая… – пробормотал я сквозь слёзы.</text:p>
      <text:p text:style-name="P55"/>
      <text:p text:style-name="P59">***</text:p>
      <text:p text:style-name="P82"/>
      <text:p text:style-name="P55">«Леди и джентльпони! Мне выпала честь объявить Гранд Галопинг Гала открытым! В этом году бал будет проходить в честь скорого возвращения <text:span text:style-name="T107">Её Высочества, </text:span>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 <text:span text:style-name="T107">между собой</text:span>.</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text:span text:style-name="T108">умываясь</text:span>.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text:span text:style-name="T109">Анонимус</text:span>. Если хочешь, чтобы тебя не раскрыли, прячься так, чтобы не было видно твоей тени.</text:p>
      <text:p text:style-name="P55"><text:soft-page-break/>– А кто прячется-то? – я встал и вышел к Луне. – Слушал себе музыку, пока вы не подошли. Классно играют!</text:p>
      <text:p text:style-name="P55">Луна кивнула.</text:p>
      <text:p text:style-name="P146">– Да, трио Винил, Октавии и Лиры было тяжело собрать вместе, но, похоже, оно того стоило! Увы, человек, не время развлекаться. Вернёмся к нашим заботам. <text:span text:style-name="T110">Следуй за Нами</text:span>,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Луна с некоторым смущением сообщила:</text:p>
      <text:p text:style-name="P55">– Не сомневаемся, при том уровне отношений, что был у <text:span text:style-name="T111">тебя</text:span> с Сестрой, <text:span text:style-name="T111">ты</text:span> долж<text:span text:style-name="T111">е</text:span>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 <text:span text:style-name="T111">Я раздражённо сунул шкатулку в карман.</text:span></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1"/>
      <text:p text:style-name="P59">***</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147">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text:soft-page-break/>Рыться в шмотках Селестии — то ещё удовольствие! Я сгорал от смущения. <text:span text:style-name="T112">Древние платья хрен-знает-когда-прошедшей моды, скрывающие фигуру балахоны, розовые пижамные халаты… </text:span><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text:span text:style-name="T113">ых</text:span> <text:span text:style-name="T113">развалин</text:span>. Но я тогда был оглушён свалившимися на меня одномоментно чудесами и не вник в суть.</text:p>
      <text:p text:style-name="P150">Да, второй раз я мог бы узнать ЭТУ селестию во время переплетения сознаний, когда перед тобой за один миг пролетели тысячелетия воспоминаний. Но я тогда был подавлен личностью аликорницы и не осознавал себя.</text:p>
      <text:p text:style-name="P148">Да, <text:span text:style-name="T113">в третий </text:span>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5">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9">***</text:p>
      <text:p text:style-name="P55"/>
      <text:p text:style-name="P149">До старта финальной гонки оставалось полчаса. Я со вздохом допил кофе со сливками и вышел на улицу. <text:span text:style-name="T114">Официант печально смотрел мне вслед. </text:span>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text:span text:style-name="T115">Потом раздался низкий гул и грохот. </text:span>Я схватился за поручни и завороженно смотрел, как река исчезает в <text:span text:style-name="T115">образовывающейся </text:span>трещине. Скрип моста вырвал меня из ступора. Я отпрыгнул назад, на <text:span text:style-name="T115">берег</text:span>.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text:soft-page-break/>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text:soft-page-break/>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text:soft-page-break/>–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text:span text:style-name="T1">3</text:span>. <text:span text:style-name="T1">Осколки</text:span></text:h>
      <text:p text:style-name="P85">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text:soft-page-break/>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5">–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text:soft-page-break/>–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2">***</text:p>
      <text:p text:style-name="P41"/>
      <text:p text:style-name="P50"><text:span text:style-name="T67">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7">— одичавшие пони паслись по близлежащим полям.</text:span></text:p>
      <text:p text:style-name="P55">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5"/>
      <text:p text:style-name="P55">…</text:p>
      <text:p text:style-name="P55"/>
      <text:p text:style-name="P1"><text:span text:style-name="T46">–</text:span><text:span text:style-name="T35"> Ну хорошо, а кто вами правит? Аликорн? Драконикус? Какой-нибудь человек с рогом во лбу? Или у вас нет правителя?</text:span></text:p>
      <text:p text:style-name="P35"><text:span text:style-name="T12">–</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0">трид</text:span><text:span text:style-name="T1">цать лет, если его сменят через </text:span><text:span text:style-name="T70">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text:soft-page-break/>–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0">26.07.2143</text:p>
      <text:p text:style-name="P55"/>
      <text:p text:style-name="P59">***</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text:soft-page-break/>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2">~~~~~</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25">«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33">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2"><text:soft-page-break/>~~~~~</text:p>
      <text:p text:style-name="P42"/>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31">Описать нарастание депрессивных мыслей от описанных случая к случаю</text:span><text:span text:style-name="T12">&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text:soft-page-break/>–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4">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4"><text:soft-page-break/>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2">~~~~~</text:p>
      <text:p text:style-name="P4"/>
      <text:p text:style-name="P5">– Держи своего «Проводника», Метёлка! Хотя сейчас его стоит называть овощем и носить в чемодане.</text:p>
      <text:p text:style-name="P5">– Где ты его нашёл? Что произошло? Что с тобой, человек?</text:p>
      <text:p text:style-name="P5">–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5">– О, небо! Я превращу это болото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31">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5">–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2">~~~~~</text:p>
      <text:p text:style-name="P19"/>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text:span text:style-name="T1">4</text:span>. <text:span text:style-name="T1">Терра</text:span></text:h>
      <text:h text:style-name="P154" text:outline-level="3">Воскресение</text:h>
      <text:p text:style-name="P50">&lt;<text:span text:style-name="T8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5">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7">— феерия эмоций наполняла меня во время пребывания в ярком нескладном мире, что остался позади. </text:span><text:span text:style-name="T41">Я тогда как будто вынырнул из трясины и начал дышать, ощущая каждой своей клеточкой полную гамму чувств и оттенков жизни. Но у</text:span><text:span text:style-name="T37">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25">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text:soft-page-break/>–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62">***</text:p>
      <text:p text:style-name="P61"/>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8">–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8">– Зуб даю! – Дискорд попытался было войти внутрь, но я остановил его.</text:p>
      <text:p text:style-name="P38">– Дальше турникетов не пройдёшь. Охрана не пропустит.</text:p>
      <text:p text:style-name="P38">Я тяжко вздохнул.</text:p>
      <text:p text:style-name="P38">– Я там работал семь лет. До прошлой пятницы. – ответил я на вопрошающий взгляд. – Думал, вырвался из этого омута навсегда. Ошибался, как видишь.</text:p>
      <text:p text:style-name="P38"/>
      <text:p text:style-name="P38">…</text:p>
      <text:p text:style-name="P38"/>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text:soft-page-break/>Понедельник</text:h>
      <text:p text:style-name="P55">&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4">Заебись.</text:p>
      <text:p text:style-name="P4">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text:soft-page-break/>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5">Сейчас уже нельзя ничего изменить и придётся ему довер</text:span><text:span text:style-name="T36">иться</text:span><text:span text:style-name="T3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6">— и она с нами</text:span>!</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2"> </text:span><text:span text:style-name="T1">Клянусь бородой Селестии, потом в Эквестрии вспыхнут бунты с требованием вернуть на трон Найтмэр Мун!</text:span></text:p>
      <text:p text:style-name="P4">С этими словами драконикус смылся, скатившись на жалобно крякающем гироскутере прямо по ступенькам.</text:p>
      <text:p text:style-name="P4">Блин…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text:soft-page-break/>2<text:span text:style-name="T1">5</text:span>. <text:span text:style-name="T1">Терра</text:span></text:h>
      <text:h text:style-name="P154" text:outline-level="3">Вторник</text:h>
      <text:p text:style-name="P4">&lt;<text:span text:style-name="T65">Mike Oldfield — The Top Of The Morning</text:span>&gt;</text:p>
      <text:p text:style-name="P4">Чайник тихонько забормотал, забулькал и выключился. Эпплджек разлила кипяток по чашкам и достала из шкафчика печенье.</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помешивать.<text:span text:style-name="T35">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5">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Флаттершай слабо улыбнулась.</text:p>
      <text:p text:style-name="P113"><text:soft-page-break/>– Я не сержусь… На Дискорда трудно не злиться… Он так себя ведёт, потому что его это… эмм, забавляет.</text:p>
      <text:p text:style-name="P4"/>
      <text:p text:style-name="Text_20_body">…</text:p>
      <text:p text:style-name="P125"/>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4">– М<text:span text:style-name="T35">ы заманим Анджелу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5">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text:soft-page-break/>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Анджела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Анджела рассмеялась.</text:p>
      <text:p text:style-name="P4">– А потом?</text:p>
      <text:p text:style-name="P4">– Шерлока. Третий сезон.</text:p>
      <text:p text:style-name="P4">– Договорились.</text:p>
      <text:p text:style-name="P4"><text:soft-page-break/></text:p>
      <text:p text:style-name="P4">Я выходил из МакДональдса, когда Анджела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6</text:span>.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4">– Порыв ветра? Ломающий арматуру? Ты сам-то в это веришь в это дерьмо?</text:p>
      <text:p text:style-name="P4">Эпплджек раздражённо отвернулась. Я успокаивающе похлопал её по предплечью.</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4"><text:soft-page-break/>– А лифт??! Он тоже устал? А снеговик? Устал и решил прилечь отдохнуть? Да пирог мне в круп, если он не хотел тебя утопить!</text:p>
      <text:p text:style-name="P4">–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70">***</text:p>
      <text:p text:style-name="P69"/>
      <text:p text:style-name="P1">…</text:p>
      <text:p text:style-name="P91">Конфликт с узлом 3</text:p>
      <text:p text:style-name="P91">…</text:p>
      <text:p text:style-name="P91">Конфликт с узлом 6</text:p>
      <text:p text:style-name="P91"><text:soft-page-break/>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4">Бинго! Нэш наконец-то слетел с катушек!</text:p>
      <text:p text:style-name="P4">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33">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 процентах громкости.</text:p>
      <text:p text:style-name="P4"><text:soft-page-break/>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ин!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розовая кобылка и прижала нос к стеклу экрана.</text:p>
      <text:p text:style-name="P4"/>
      <text:p text:style-name="P4">– Анон!!! Что ж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4"/>
      <text:p text:style-name="P4">Аликорница со страданием смотрела на меня с экрана. Потом она покачала головой.</text:p>
      <text:p text:style-name="P4">– Нет, Анон.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text:soft-page-break/>–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2">Nash </text:span>AI module start…</text:p>
      <text:p text:style-name="P90">Celest AI submodule found… Acquiring…</text:p>
      <text:p text:style-name="P90"><text:soft-page-break/>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4">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2">– Приехали!</text:p>
      <text:p text:style-name="P52">Пока «<text:span text:style-name="T31">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3"/>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text:soft-page-break/>–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5">—</text:span> что может держать закоренелого обеспеченного холостяка дома, кроме работы? <text:span text:style-name="T3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5">—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0">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52" text:outline-level="2">2<text:span text:style-name="T1">7</text:span>. Отбытие</text:h>
      <text:p text:style-name="P118">&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2">– Нет! Дискорд </text:span>— не убийца!</text:p>
      <text:p text:style-name="P121">С необычной для неё силой, Флаттершай вытащила кляп изо рта драконикуса.</text:p>
      <text:p text:style-name="P121"><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2">– </text:span>Говори.</text:p>
      <text:p text:style-name="P121">Дискорд немного успокоился.</text:p>
      <text:p text:style-name="P121"><text:soft-page-break/><text:s/><text:span text:style-name="T12">–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1"><text:span text:style-name="T12">–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31">словно кот с мышью</text:span>?</text:p>
      <text:p text:style-name="P121"><text:span text:style-name="T12">– </text:span>Анон! <text:span text:style-name="T12">– </text:span>крикнула Эпплджек из прихожей. <text:span text:style-name="T12">–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5">–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5">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2">– …</text:span>собственно, на дольше у меня не хватит магии…</text:p>
      <text:p text:style-name="P121"/>
      <text:p text:style-name="P121">Мы летели навстречу закату.</text:p>
      <text:p text:style-name="P121"><text:soft-page-break/></text:p>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2">–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60">Queen – Flash</text:span><text:span text:style-name="T12">&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5">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2">– Т</text:span>ы что за хрен вообще? <text:span text:style-name="T12">– наконец сподобился я на членораздельную речь.</text:span></text:p>
      <text:p text:style-name="P50">Зверь смутился.</text:p>
      <text:p text:style-name="P50"><text:span text:style-name="T12">– Гм</text:span>. Анакорн. Демиург. Я тут живу.</text:p>
      <text:p text:style-name="P38">– А сидишь на чём? – вид сидящего на пустоте существа сбивал с толку.</text:p>
      <text:p text:style-name="P50">Демиург что-то прикинул и кивнул сам себе.</text:p>
      <text:p text:style-name="P38">– Гм. Ок.</text:p>
      <text:p text:style-name="P50"><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8">– Так лучше?</text:p>
      <text:p text:style-name="P38">– Вполне.</text:p>
      <text:p text:style-name="P38">Кажется, за последние пару месяцев я разучился удивляться.</text:p>
      <text:p text:style-name="P50"><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6">.</text:span></text:p>
      <text:p text:style-name="P38"/>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38">– Мы спасали Сел. Она оказалась в мире людей. – я вздохнул. – А я отбился от группы.</text:p>
      <text:p text:style-name="P38">– Кого-кого спасали? – удивился Анакорн.</text:p>
      <text:p text:style-name="P38">–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7">Ага, так я тебе и сказал! Я не такой идиот, чтоб уничтожить свою единственную надежду вернуться в Эквестрию!</text:p>
      <text:p text:style-name="P40"/>
      <text:p text:style-name="P53"><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3"><text:span text:style-name="T12">– Если я расскажу тебе н</text:span>астоящую<text:span text:style-name="T12"> причину </text:span>— ты исчезнешь! <text:span text:style-name="T12">– угрюмо заявил я.</text:span></text:p>
      <text:p text:style-name="P38">Морда Анакорна осветилась радостным озарением.</text:p>
      <text:p text:style-name="P38"/>
      <text:p text:style-name="P53"><text:span text:style-name="T12">–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3"><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8"/>
      <text:p text:style-name="P38">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text:soft-page-break/>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0"/>
      <text:p text:style-name="P4"><text:span text:style-name="T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8">–</text:span><text:span text:style-name="T52"> Анакорн подавил короткий смешок. </text:span><text:span text:style-name="T4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4">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4">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4"/>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101">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2">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5">.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2">– К сожалению, не </text:span><text:span text:style-name="T55">получится</text:span><text:span text:style-name="T5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2"><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2">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2">–</text:span><text:span text:style-name="T35">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5">– Ты уже устранил крупнейший дефект Эквестрии </text:span><text:span text:style-name="T52">— манипуляции светилом. Аналогично решаются и остальные проблемы</text:span><text:span text:style-name="T3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2">— вещь живучая</text:span><text:span text:style-name="T3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2">–</text:span><text:span text:style-name="T35"> А кьютимарки? Как, разрази меня квазар, объяснить кьютимарки? </text:span><text:span text:style-name="T5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6"> точнее, дерево схожих миров Эквуса </text:span><text:span text:style-name="T63">—</text:span><text:span text:style-name="T56"> создали брони. Разумеется, стержнем им послужил именно сериал, но каждый фанфик </text:span><text:span text:style-name="T63">—</text:span><text:span text:style-name="T5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26">Как их совместить?</text:p>
      <text:p text:style-name="P116"><text:soft-page-break/>твоя Эквестрия и моя, были рождены из Предначального Хаоса, оставшегося от царствования Дискорда. Оба непостоянны, изменчивы. </text:p>
      <text:p text:style-name="P108"/>
      <text:p text:style-name="P117">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8"/>
      <text:p text:style-name="P108"/>
      <text:p text:style-name="P137"/>
      <text:p text:style-name="P108"><text:span text:style-name="T56">– Наконец-то я вижу свет в конце тоннеля! Как это не пришло мне в голову! Ты всё отлично увязал! Всё сходится! Более того </text:span><text:span text:style-name="T63">—</text:span><text:span text:style-name="T56"> Анакорн заговорщически подмигнул мне </text:span><text:span text:style-name="T63">—</text:span><text:span text:style-name="T5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6">!</text:span></text:p>
      <text:p text:style-name="P109">Я подозрительно посмотрел на Анакорна.</text:p>
      <text:p text:style-name="P108"><text:span text:style-name="T18">– </text:span><text:span text:style-name="T56">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08">…</text:p>
      <text:p text:style-name="P108">Факн щит<text:note text:id="ftn15" text:note-class="footnote"><text:note-citation>15</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text:soft-page-break/>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text:soft-page-break/></text:p>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3">—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text:soft-page-break/>– Ты ещё увидишь пару-тройку снов на прощание. Это мой подарок тебе. Удачи!</text:p>
      <text:p text:style-name="P101"/>
      <text:p text:style-name="P102">***</text:p>
      <text:p text:style-name="P109">&lt;<text:span text:style-name="T82">Roger Waters — What God Wants</text:span>&gt;</text:p>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нерешительно стояла передо мной в сияющем ореоле гривы. Потом она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0"><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text:soft-page-break/>–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0"><text:span text:style-name="T40">– Я в порядке. Вот, возвращаюсь </text:span>в свой мир. Ну, не совсем <text:span text:style-name="T1">в свой</text:span>. Почти.</text:p>
      <text:p text:style-name="P100"><text:span text:style-name="T1">–</text:span> Навсегда?</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5">Хочу, чтобы ты </text:span><text:span text:style-name="T36">делал мне почесушки</text:span><text:span text:style-name="T35">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5"/>
      <text:h text:style-name="Heading_20_2" text:outline-level="2">Эпилог. Земля</text:h>
      <text:p text:style-name="P115">&lt;<text:span text:style-name="T59">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04T19:16:56.010193935</dc:date>
    <meta:editing-duration>P138DT7H36M48S</meta:editing-duration>
    <meta:editing-cycles>8436</meta:editing-cycles>
    <meta:generator>LibreOffice/5.1.6.2$Linux_X86_64 LibreOffice_project/10m0$Build-2</meta:generator>
    <meta:document-statistic meta:table-count="0" meta:image-count="0" meta:object-count="0" meta:page-count="211" meta:paragraph-count="4452" meta:word-count="93807" meta:character-count="620920" meta:non-whitespace-character-count="527246"/>
  </office:meta>
</office:document-meta>
</file>